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45 deg lat 45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97.70019644387" calcext:value-type="float">
            <text:p>1697.700196443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97.70019644387" calcext:value-type="float">
            <text:p>1697.700196443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97.70019644387" calcext:value-type="float">
            <text:p>1697.700196443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97.70019644387" calcext:value-type="float">
            <text:p>1697.700196443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00.91064265439" calcext:value-type="float">
            <text:p>2400.910642654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00.91064265438" calcext:value-type="float">
            <text:p>2400.910642654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00.91064265438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196500340363905" calcext:value-type="float">
            <text:p>0.00196500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196500340363905" calcext:value-type="float">
            <text:p>0.001965003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196500340363905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196500340363905" calcext:value-type="float">
            <text:p>0.0019650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196500340363905" calcext:value-type="float">
            <text:p>0.001965003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196500340363905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277893446353564" calcext:value-type="float">
            <text:p>0.002778934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277893446353563" calcext:value-type="float">
            <text:p>0.002778934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277893446353563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697.70019644387" calcext:value-type="float">
            <text:p>1697.700196443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697.70019644387" calcext:value-type="float">
            <text:p>1697.700196443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8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00.91064265439" calcext:value-type="float">
            <text:p>2400.910642654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16840434497101E-018" calcext:value-type="float">
            <text:p>2.1684043449710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196500340363904" calcext:value-type="float">
            <text:p>0.001965003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196500340363904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.33680868994202E-019" calcext:value-type="float">
            <text:p>4.33680868994202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196500340363904" calcext:value-type="float">
            <text:p>0.001965003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196500340363904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3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60208521396521E-018" calcext:value-type="float">
            <text:p>2.6020852139652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277893446353563" calcext:value-type="float">
            <text:p>0.002778934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277893446353563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697.70019644387" calcext:value-type="float">
            <text:p>1697.7001964439</text:p>
          </table:table-cell>
          <table:table-cell/>
          <table:table-cell table:style-name="ce4" table:formula="of:=[.F21]" office:value-type="float" office:value="1697.70019644387" calcext:value-type="float">
            <text:p>1697.7001964439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697.70019644387" calcext:value-type="float">
            <text:p>1697.7001964439</text:p>
          </table:table-cell>
          <table:table-cell/>
          <table:table-cell table:style-name="ce4" table:formula="of:=[.F22]" office:value-type="float" office:value="1697.70019644387" calcext:value-type="float">
            <text:p>1697.7001964439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00.91064265439" calcext:value-type="float">
            <text:p>2400.9106426544</text:p>
          </table:table-cell>
          <table:table-cell/>
          <table:table-cell table:style-name="ce4" table:formula="of:=[.F23]" office:value-type="float" office:value="2400.91064265438" calcext:value-type="float">
            <text:p>2400.9106426544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.0000000000100044417195022" calcext:value-type="float">
            <text:p>1.00E-01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0363904" calcext:value-type="float">
            <text:p>0.001965003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20417042793042E-018" calcext:value-type="float">
            <text:p>5.20417042793042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196500340363904" calcext:value-type="float">
            <text:p>0.0019650034</text:p>
          </table:table-cell>
          <table:table-cell/>
          <table:table-cell table:style-name="ce4" table:formula="of:=[.F24]" office:value-type="float" office:value="0.00196500340363905" calcext:value-type="float">
            <text:p>0.0019650034</text:p>
          </table:table-cell>
          <table:table-cell/>
          <table:table-cell table:formula="of:=[.M36]/[.O36]" office:value-type="float" office:value="0.999999999999995" calcext:value-type="float">
            <text:p>1</text:p>
          </table:table-cell>
          <table:table-cell table:formula="of:=[.M36]-[.O36]" office:value-type="float" office:value="-9.97465998686664E-018" calcext:value-type="float">
            <text:p>-9.97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0363904" calcext:value-type="float">
            <text:p>0.001965003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63785129692462E-018" calcext:value-type="float">
            <text:p>5.6378512969246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196500340363904" calcext:value-type="float">
            <text:p>0.0019650034</text:p>
          </table:table-cell>
          <table:table-cell/>
          <table:table-cell table:style-name="ce4" table:formula="of:=[.F25]" office:value-type="float" office:value="0.00196500340363905" calcext:value-type="float">
            <text:p>0.0019650034</text:p>
          </table:table-cell>
          <table:table-cell/>
          <table:table-cell table:formula="of:=[.M37]/[.O37]" office:value-type="float" office:value="0.999999999999995" calcext:value-type="float">
            <text:p>1</text:p>
          </table:table-cell>
          <table:table-cell table:formula="of:=[.M37]-[.O37]" office:value-type="float" office:value="-9.97465998686664E-018" calcext:value-type="float">
            <text:p>-9.97E-018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3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07153216591882E-018" calcext:value-type="float">
            <text:p>6.07153216591882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277893446353563" calcext:value-type="float">
            <text:p>0.0027789345</text:p>
          </table:table-cell>
          <table:table-cell/>
          <table:table-cell table:style-name="ce4" table:formula="of:=[.F26]" office:value-type="float" office:value="0.00277893446353563" calcext:value-type="float">
            <text:p>0.0027789345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697.70019644387" calcext:value-type="float">
            <text:p>1697.70019644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697.70019644387" calcext:value-type="float">
            <text:p>1697.700196443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00.91064265439" calcext:value-type="float">
            <text:p>2400.910642654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3472347597681E-018" calcext:value-type="float">
            <text:p>1.7347234759768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196500340363905" calcext:value-type="float">
            <text:p>0.0019650034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196500340363905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196500340363905" calcext:value-type="float">
            <text:p>0.0019650034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196500340363905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4.33680868994202E-019" calcext:value-type="float">
            <text:p>-4.33680868994202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277893446353564" calcext:value-type="float">
            <text:p>0.002778934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277893446353564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19644387" calcext:value-type="float">
            <text:p>1697.7001964439</text:p>
          </table:table-cell>
          <table:table-cell/>
          <table:table-cell table:style-name="ce4" table:formula="of:=[.F33]" office:value-type="float" office:value="1697.70019644387" calcext:value-type="float">
            <text:p>1697.7001964439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19644387" calcext:value-type="float">
            <text:p>1697.7001964439</text:p>
          </table:table-cell>
          <table:table-cell/>
          <table:table-cell table:style-name="ce4" table:formula="of:=[.F34]" office:value-type="float" office:value="1697.70019644387" calcext:value-type="float">
            <text:p>1697.7001964439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4265439" calcext:value-type="float">
            <text:p>2400.9106426544</text:p>
          </table:table-cell>
          <table:table-cell/>
          <table:table-cell table:style-name="ce4" table:formula="of:=[.F35]" office:value-type="float" office:value="2400.91064265439" calcext:value-type="float">
            <text:p>2400.9106426544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196500340363905" calcext:value-type="float">
            <text:p>0.0019650034</text:p>
          </table:table-cell>
          <table:table-cell/>
          <table:table-cell table:style-name="ce4" table:formula="of:=[.F36]" office:value-type="float" office:value="0.00196500340363904" calcext:value-type="float">
            <text:p>0.0019650034</text:p>
          </table:table-cell>
          <table:table-cell/>
          <table:table-cell table:formula="of:=[.M60]/[.O60]" office:value-type="float" office:value="1.00000000000001" calcext:value-type="float">
            <text:p>1</text:p>
          </table:table-cell>
          <table:table-cell table:formula="of:=[.M60]-[.O60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196500340363905" calcext:value-type="float">
            <text:p>0.0019650034</text:p>
          </table:table-cell>
          <table:table-cell/>
          <table:table-cell table:style-name="ce4" table:formula="of:=[.F37]" office:value-type="float" office:value="0.00196500340363904" calcext:value-type="float">
            <text:p>0.0019650034</text:p>
          </table:table-cell>
          <table:table-cell/>
          <table:table-cell table:formula="of:=[.M61]/[.O61]" office:value-type="float" office:value="1.00000000000001" calcext:value-type="float">
            <text:p>1</text:p>
          </table:table-cell>
          <table:table-cell table:formula="of:=[.M61]-[.O61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277893446353564" calcext:value-type="float">
            <text:p>0.0027789345</text:p>
          </table:table-cell>
          <table:table-cell/>
          <table:table-cell table:style-name="ce4" table:formula="of:=[.F38]" office:value-type="float" office:value="0.00277893446353563" calcext:value-type="float">
            <text:p>0.0027789345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19644387" calcext:value-type="float">
            <text:p>1697.7001964439</text:p>
          </table:table-cell>
          <table:table-cell/>
          <table:table-cell table:style-name="ce4" table:formula="of:=[.F21]" office:value-type="float" office:value="1697.70019644387" calcext:value-type="float">
            <text:p>1697.7001964439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19644387" calcext:value-type="float">
            <text:p>1697.7001964439</text:p>
          </table:table-cell>
          <table:table-cell/>
          <table:table-cell table:style-name="ce4" table:formula="of:=[.F22]" office:value-type="float" office:value="1697.70019644387" calcext:value-type="float">
            <text:p>1697.7001964439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4265439" calcext:value-type="float">
            <text:p>2400.9106426544</text:p>
          </table:table-cell>
          <table:table-cell/>
          <table:table-cell table:style-name="ce4" table:formula="of:=[.F23]" office:value-type="float" office:value="2400.91064265438" calcext:value-type="float">
            <text:p>2400.9106426544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196500340363905" calcext:value-type="float">
            <text:p>0.0019650034</text:p>
          </table:table-cell>
          <table:table-cell/>
          <table:table-cell table:style-name="ce4" table:formula="of:=[.F24]" office:value-type="float" office:value="0.00196500340363905" calcext:value-type="float">
            <text:p>0.0019650034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196500340363905" calcext:value-type="float">
            <text:p>0.0019650034</text:p>
          </table:table-cell>
          <table:table-cell/>
          <table:table-cell table:style-name="ce4" table:formula="of:=[.F25]" office:value-type="float" office:value="0.00196500340363905" calcext:value-type="float">
            <text:p>0.0019650034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277893446353564" calcext:value-type="float">
            <text:p>0.0027789345</text:p>
          </table:table-cell>
          <table:table-cell/>
          <table:table-cell table:style-name="ce4" table:formula="of:=[.F26]" office:value-type="float" office:value="0.00277893446353563" calcext:value-type="float">
            <text:p>0.0027789345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51" calcext:value-type="float">
            <text:p>1736.0488353165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51" calcext:value-type="float">
            <text:p>1736.04883531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1371022" calcext:value-type="float">
            <text:p>1736.048813710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137102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51" calcext:value-type="float">
            <text:p>1736.048835316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51" calcext:value-type="float">
            <text:p>1736.048835316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1371022" calcext:value-type="float">
            <text:p>1736.048813710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137102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663" calcext:value-type="float">
            <text:p>2455.143807846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663" calcext:value-type="float">
            <text:p>2455.143807846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77729072" calcext:value-type="float">
            <text:p>2455.14377729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7772907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3833" calcext:value-type="float">
            <text:p>1.1740305137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3833" calcext:value-type="float">
            <text:p>1.17403051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86490084" calcext:value-type="float">
            <text:p>1.174030864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8649008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3833" calcext:value-type="float">
            <text:p>1.174030513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3833" calcext:value-type="float">
            <text:p>1.174030513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86490084" calcext:value-type="float">
            <text:p>1.174030864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8649008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1686" calcext:value-type="float">
            <text:p>1.6603298752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1686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3037178738" calcext:value-type="float">
            <text:p>1.66033037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3037178738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1371022" calcext:value-type="float">
            <text:p>1736.0488137102</text:p>
          </table:table-cell>
          <table:table-cell/>
          <table:table-cell table:style-name="ce3" office:value-type="float" office:value="1.00000001244567" calcext:value-type="float">
            <text:p>1.0000000124</text:p>
          </table:table-cell>
          <table:table-cell table:style-name="ce3" office:value-type="float" office:value="0.0000216062894651259" calcext:value-type="float">
            <text:p>2.1606289465125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4012874" calcext:value-type="float">
            <text:p>1736.048840128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401287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1371022" calcext:value-type="float">
            <text:p>1736.0488137102</text:p>
          </table:table-cell>
          <table:table-cell/>
          <table:table-cell table:style-name="ce3" office:value-type="float" office:value="1.00000001244567" calcext:value-type="float">
            <text:p>1.0000000124</text:p>
          </table:table-cell>
          <table:table-cell table:style-name="ce3" office:value-type="float" office:value="0.0000216062894651259" calcext:value-type="float">
            <text:p>2.1606289465125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4012874" calcext:value-type="float">
            <text:p>1736.048840128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401287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77729072" calcext:value-type="float">
            <text:p>2455.1437772907</text:p>
          </table:table-cell>
          <table:table-cell/>
          <table:table-cell table:style-name="ce3" office:value-type="float" office:value="1.00000001244567" calcext:value-type="float">
            <text:p>1.0000000124</text:p>
          </table:table-cell>
          <table:table-cell table:style-name="ce3" office:value-type="float" office:value="0.0000305559096887009" calcext:value-type="float">
            <text:p>3.05559096887009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465215" calcext:value-type="float">
            <text:p>2455.143814652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146521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86490084" calcext:value-type="float">
            <text:p>1.1740308649</text:p>
          </table:table-cell>
          <table:table-cell/>
          <table:table-cell table:style-name="ce3" office:value-type="float" office:value="0.999999700891584" calcext:value-type="float">
            <text:p>0.9999997009</text:p>
          </table:table-cell>
          <table:table-cell table:style-name="ce3" office:value-type="float" office:value="-0.000000351162511957881" calcext:value-type="float">
            <text:p>-3.51162511957881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43897175" calcext:value-type="float">
            <text:p>1.1740304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43897175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86490084" calcext:value-type="float">
            <text:p>1.1740308649</text:p>
          </table:table-cell>
          <table:table-cell/>
          <table:table-cell table:style-name="ce3" office:value-type="float" office:value="0.999999700891584" calcext:value-type="float">
            <text:p>0.9999997009</text:p>
          </table:table-cell>
          <table:table-cell table:style-name="ce3" office:value-type="float" office:value="-0.000000351162512846059" calcext:value-type="float">
            <text:p>-3.51162512846059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43897175" calcext:value-type="float">
            <text:p>1.17403043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43897175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3037178738" calcext:value-type="float">
            <text:p>1.6603303718</text:p>
          </table:table-cell>
          <table:table-cell/>
          <table:table-cell table:style-name="ce3" office:value-type="float" office:value="0.999999700891585" calcext:value-type="float">
            <text:p>0.9999997009</text:p>
          </table:table-cell>
          <table:table-cell table:style-name="ce3" office:value-type="float" office:value="-0.000000496618785872371" calcext:value-type="float">
            <text:p>-4.96618785872371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76943269" calcext:value-type="float">
            <text:p>1.660329769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7694326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4012874" calcext:value-type="float">
            <text:p>1736.0488401287</text:p>
          </table:table-cell>
          <table:table-cell/>
          <table:table-cell table:style-name="ce3" office:value-type="float" office:value="0.999999997228059" calcext:value-type="float">
            <text:p>0.9999999972</text:p>
          </table:table-cell>
          <table:table-cell table:style-name="ce3" office:value-type="float" office:value="-0.00000481222582493501" calcext:value-type="float">
            <text:p>-4.81222582493501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4012874" calcext:value-type="float">
            <text:p>1736.0488401287</text:p>
          </table:table-cell>
          <table:table-cell/>
          <table:table-cell table:style-name="ce4" table:formula="of:=[.F21]" office:value-type="float" office:value="1736.04881371022" calcext:value-type="float">
            <text:p>1736.0488137102</text:p>
          </table:table-cell>
          <table:table-cell/>
          <table:table-cell table:formula="of:=[.M33]/[.O33]" office:value-type="float" office:value="1.00000001521761" calcext:value-type="float">
            <text:p>1.0000000152</text:p>
          </table:table-cell>
          <table:table-cell table:formula="of:=[.M33]-[.O33]" office:value-type="float" office:value="0.0000264185200649081" calcext:value-type="float">
            <text:p>2.6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4012874" calcext:value-type="float">
            <text:p>1736.0488401287</text:p>
          </table:table-cell>
          <table:table-cell/>
          <table:table-cell table:style-name="ce3" office:value-type="float" office:value="0.999999997228059" calcext:value-type="float">
            <text:p>0.9999999972</text:p>
          </table:table-cell>
          <table:table-cell table:style-name="ce3" office:value-type="float" office:value="-0.00000481222582493501" calcext:value-type="float">
            <text:p>-4.81222582493501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4012874" calcext:value-type="float">
            <text:p>1736.0488401287</text:p>
          </table:table-cell>
          <table:table-cell/>
          <table:table-cell table:style-name="ce4" table:formula="of:=[.F22]" office:value-type="float" office:value="1736.04881371022" calcext:value-type="float">
            <text:p>1736.0488137102</text:p>
          </table:table-cell>
          <table:table-cell/>
          <table:table-cell table:formula="of:=[.M34]/[.O34]" office:value-type="float" office:value="1.00000001521761" calcext:value-type="float">
            <text:p>1.0000000152</text:p>
          </table:table-cell>
          <table:table-cell table:formula="of:=[.M34]-[.O34]" office:value-type="float" office:value="0.0000264185200649081" calcext:value-type="float">
            <text:p>2.6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1465215" calcext:value-type="float">
            <text:p>2455.1438146522</text:p>
          </table:table-cell>
          <table:table-cell/>
          <table:table-cell table:style-name="ce3" office:value-type="float" office:value="0.999999997228058" calcext:value-type="float">
            <text:p>0.9999999972</text:p>
          </table:table-cell>
          <table:table-cell table:style-name="ce3" office:value-type="float" office:value="-0.00000680551738696522" calcext:value-type="float">
            <text:p>-6.8055173869652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1465215" calcext:value-type="float">
            <text:p>2455.1438146522</text:p>
          </table:table-cell>
          <table:table-cell/>
          <table:table-cell table:style-name="ce4" table:formula="of:=[.F23]" office:value-type="float" office:value="2455.14377729072" calcext:value-type="float">
            <text:p>2455.1437772907</text:p>
          </table:table-cell>
          <table:table-cell/>
          <table:table-cell table:formula="of:=[.M35]/[.O35]" office:value-type="float" office:value="1.00000001521761" calcext:value-type="float">
            <text:p>1.0000000152</text:p>
          </table:table-cell>
          <table:table-cell table:formula="of:=[.M35]-[.O35]" office:value-type="float" office:value="0.0000373614298041502" calcext:value-type="float">
            <text:p>3.7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43897175" calcext:value-type="float">
            <text:p>1.174030439</text:p>
          </table:table-cell>
          <table:table-cell/>
          <table:table-cell table:style-name="ce3" office:value-type="float" office:value="1.00000006368368" calcext:value-type="float">
            <text:p>1.0000000637</text:p>
          </table:table-cell>
          <table:table-cell table:style-name="ce3" office:value-type="float" office:value="0.0000000747665773737083" calcext:value-type="float">
            <text:p>7.4766577373708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43897175" calcext:value-type="float">
            <text:p>1.174030439</text:p>
          </table:table-cell>
          <table:table-cell/>
          <table:table-cell table:style-name="ce4" table:formula="of:=[.F24]" office:value-type="float" office:value="1.17403086490084" calcext:value-type="float">
            <text:p>1.1740308649</text:p>
          </table:table-cell>
          <table:table-cell/>
          <table:table-cell table:formula="of:=[.M36]/[.O36]" office:value-type="float" office:value="0.999999637207928" calcext:value-type="float">
            <text:p>0.9999996372</text:p>
          </table:table-cell>
          <table:table-cell table:formula="of:=[.M36]-[.O36]" office:value-type="float" office:value="-0.000000425929089997723" calcext:value-type="float">
            <text:p>-4.2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43897175" calcext:value-type="float">
            <text:p>1.174030439</text:p>
          </table:table-cell>
          <table:table-cell/>
          <table:table-cell table:style-name="ce3" office:value-type="float" office:value="1.00000006368368" calcext:value-type="float">
            <text:p>1.0000000637</text:p>
          </table:table-cell>
          <table:table-cell table:style-name="ce3" office:value-type="float" office:value="0.0000000747665762634853" calcext:value-type="float">
            <text:p>7.4766576263485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43897175" calcext:value-type="float">
            <text:p>1.174030439</text:p>
          </table:table-cell>
          <table:table-cell/>
          <table:table-cell table:style-name="ce4" table:formula="of:=[.F25]" office:value-type="float" office:value="1.17403086490084" calcext:value-type="float">
            <text:p>1.1740308649</text:p>
          </table:table-cell>
          <table:table-cell/>
          <table:table-cell table:formula="of:=[.M37]/[.O37]" office:value-type="float" office:value="0.999999637207928" calcext:value-type="float">
            <text:p>0.9999996372</text:p>
          </table:table-cell>
          <table:table-cell table:formula="of:=[.M37]-[.O37]" office:value-type="float" office:value="-0.000000425929089997723" calcext:value-type="float">
            <text:p>-4.2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76943269" calcext:value-type="float">
            <text:p>1.6603297694</text:p>
          </table:table-cell>
          <table:table-cell/>
          <table:table-cell table:style-name="ce3" office:value-type="float" office:value="1.00000006368368" calcext:value-type="float">
            <text:p>1.0000000637</text:p>
          </table:table-cell>
          <table:table-cell table:style-name="ce3" office:value-type="float" office:value="0.000000105735907585114" calcext:value-type="float">
            <text:p>1.05735907585114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76943269" calcext:value-type="float">
            <text:p>1.6603297694</text:p>
          </table:table-cell>
          <table:table-cell/>
          <table:table-cell table:style-name="ce4" table:formula="of:=[.F26]" office:value-type="float" office:value="1.66033037178738" calcext:value-type="float">
            <text:p>1.6603303718</text:p>
          </table:table-cell>
          <table:table-cell/>
          <table:table-cell table:formula="of:=[.M38]/[.O38]" office:value-type="float" office:value="0.999999637207931" calcext:value-type="float">
            <text:p>0.9999996372</text:p>
          </table:table-cell>
          <table:table-cell table:formula="of:=[.M38]-[.O38]" office:value-type="float" office:value="-0.000000602354690126816" calcext:value-type="float">
            <text:p>-6.0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3531909" calcext:value-type="float">
            <text:p>1736.0488353191</text:p>
          </table:table-cell>
          <table:table-cell/>
          <table:table-cell table:style-name="ce3" office:value-type="float" office:value="0.999999999998518" calcext:value-type="float">
            <text:p>1</text:p>
          </table:table-cell>
          <table:table-cell table:style-name="ce3" office:value-type="float" office:value="-0.00000000257205101661384" calcext:value-type="float">
            <text:p>-2.57205101661384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31909" calcext:value-type="float">
            <text:p>1736.048835319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31909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3531909" calcext:value-type="float">
            <text:p>1736.0488353191</text:p>
          </table:table-cell>
          <table:table-cell/>
          <table:table-cell table:style-name="ce3" office:value-type="float" office:value="0.999999999998518" calcext:value-type="float">
            <text:p>1</text:p>
          </table:table-cell>
          <table:table-cell table:style-name="ce3" office:value-type="float" office:value="-0.00000000257227839028928" calcext:value-type="float">
            <text:p>-2.57227839028928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31909" calcext:value-type="float">
            <text:p>1736.048835319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31909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0785027" calcext:value-type="float">
            <text:p>2455.1438078503</text:p>
          </table:table-cell>
          <table:table-cell/>
          <table:table-cell table:style-name="ce3" office:value-type="float" office:value="0.999999999998519" calcext:value-type="float">
            <text:p>1</text:p>
          </table:table-cell>
          <table:table-cell table:style-name="ce3" office:value-type="float" office:value="-0.00000000363661456503905" calcext:value-type="float">
            <text:p>-3.6366145650390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85027" calcext:value-type="float">
            <text:p>2455.1438078503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8502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51374577" calcext:value-type="float">
            <text:p>1.1740305137</text:p>
          </table:table-cell>
          <table:table-cell/>
          <table:table-cell table:style-name="ce3" office:value-type="float" office:value="0.999999999993658" calcext:value-type="float">
            <text:p>1</text:p>
          </table:table-cell>
          <table:table-cell table:style-name="ce3" office:value-type="float" office:value="-0.00000000000744537764774122" calcext:value-type="float">
            <text:p>-7.4453776477412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1374577" calcext:value-type="float">
            <text:p>1.1740305137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137457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51374578" calcext:value-type="float">
            <text:p>1.1740305137</text:p>
          </table:table-cell>
          <table:table-cell/>
          <table:table-cell table:style-name="ce3" office:value-type="float" office:value="0.999999999993657" calcext:value-type="float">
            <text:p>1</text:p>
          </table:table-cell>
          <table:table-cell table:style-name="ce3" office:value-type="float" office:value="-0.00000000000744670991537077" calcext:value-type="float">
            <text:p>-7.4467099153707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1374578" calcext:value-type="float">
            <text:p>1.174030513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137457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7517913" calcext:value-type="float">
            <text:p>1.6603298752</text:p>
          </table:table-cell>
          <table:table-cell/>
          <table:table-cell table:style-name="ce3" office:value-type="float" office:value="0.999999999993658" calcext:value-type="float">
            <text:p>1</text:p>
          </table:table-cell>
          <table:table-cell table:style-name="ce3" office:value-type="float" office:value="-0.0000000000105295772101499" calcext:value-type="float">
            <text:p>-1.0529577210149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7517913" calcext:value-type="float">
            <text:p>1.660329875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7517913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909" calcext:value-type="float">
            <text:p>1736.0488353191</text:p>
          </table:table-cell>
          <table:table-cell/>
          <table:table-cell table:style-name="ce4" table:formula="of:=[.F33]" office:value-type="float" office:value="1736.04884012874" calcext:value-type="float">
            <text:p>1736.0488401287</text:p>
          </table:table-cell>
          <table:table-cell/>
          <table:table-cell table:formula="of:=[.M57]/[.O57]" office:value-type="float" office:value="0.999999997229542" calcext:value-type="float">
            <text:p>0.9999999972</text:p>
          </table:table-cell>
          <table:table-cell table:formula="of:=[.M57]-[.O57]" office:value-type="float" office:value="-0.00000480965013593959" calcext:value-type="float">
            <text:p>-4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909" calcext:value-type="float">
            <text:p>1736.0488353191</text:p>
          </table:table-cell>
          <table:table-cell/>
          <table:table-cell table:style-name="ce4" table:formula="of:=[.F34]" office:value-type="float" office:value="1736.04884012874" calcext:value-type="float">
            <text:p>1736.0488401287</text:p>
          </table:table-cell>
          <table:table-cell/>
          <table:table-cell table:formula="of:=[.M58]/[.O58]" office:value-type="float" office:value="0.999999997229542" calcext:value-type="float">
            <text:p>0.9999999972</text:p>
          </table:table-cell>
          <table:table-cell table:formula="of:=[.M58]-[.O58]" office:value-type="float" office:value="-0.00000480965013593959" calcext:value-type="float">
            <text:p>-4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5027" calcext:value-type="float">
            <text:p>2455.1438078503</text:p>
          </table:table-cell>
          <table:table-cell/>
          <table:table-cell table:style-name="ce4" table:formula="of:=[.F35]" office:value-type="float" office:value="2455.14381465215" calcext:value-type="float">
            <text:p>2455.1438146522</text:p>
          </table:table-cell>
          <table:table-cell/>
          <table:table-cell table:formula="of:=[.M59]/[.O59]" office:value-type="float" office:value="0.999999997229539" calcext:value-type="float">
            <text:p>0.9999999972</text:p>
          </table:table-cell>
          <table:table-cell table:formula="of:=[.M59]-[.O59]" office:value-type="float" office:value="-0.00000680187986290548" calcext:value-type="float">
            <text:p>-6.8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4577" calcext:value-type="float">
            <text:p>1.1740305137</text:p>
          </table:table-cell>
          <table:table-cell/>
          <table:table-cell table:style-name="ce4" table:formula="of:=[.F36]" office:value-type="float" office:value="1.17403043897175" calcext:value-type="float">
            <text:p>1.174030439</text:p>
          </table:table-cell>
          <table:table-cell/>
          <table:table-cell table:formula="of:=[.M60]/[.O60]" office:value-type="float" office:value="1.00000006369002" calcext:value-type="float">
            <text:p>1.0000000637</text:p>
          </table:table-cell>
          <table:table-cell table:formula="of:=[.M60]-[.O60]" office:value-type="float" office:value="0.0000000747740200868208" calcext:value-type="float">
            <text:p>7.4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4578" calcext:value-type="float">
            <text:p>1.1740305137</text:p>
          </table:table-cell>
          <table:table-cell/>
          <table:table-cell table:style-name="ce4" table:formula="of:=[.F37]" office:value-type="float" office:value="1.17403043897175" calcext:value-type="float">
            <text:p>1.174030439</text:p>
          </table:table-cell>
          <table:table-cell/>
          <table:table-cell table:formula="of:=[.M61]/[.O61]" office:value-type="float" office:value="1.00000006369003" calcext:value-type="float">
            <text:p>1.0000000637</text:p>
          </table:table-cell>
          <table:table-cell table:formula="of:=[.M61]-[.O61]" office:value-type="float" office:value="0.000000074774030078828" calcext:value-type="float">
            <text:p>7.4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17913" calcext:value-type="float">
            <text:p>1.6603298752</text:p>
          </table:table-cell>
          <table:table-cell/>
          <table:table-cell table:style-name="ce4" table:formula="of:=[.F38]" office:value-type="float" office:value="1.66032976943269" calcext:value-type="float">
            <text:p>1.6603297694</text:p>
          </table:table-cell>
          <table:table-cell/>
          <table:table-cell table:formula="of:=[.M62]/[.O62]" office:value-type="float" office:value="1.00000006369002" calcext:value-type="float">
            <text:p>1.0000000637</text:p>
          </table:table-cell>
          <table:table-cell table:formula="of:=[.M62]-[.O62]" office:value-type="float" office:value="0.000000105746440048904" calcext:value-type="float">
            <text:p>1.0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909" calcext:value-type="float">
            <text:p>1736.0488353191</text:p>
          </table:table-cell>
          <table:table-cell/>
          <table:table-cell table:style-name="ce4" table:formula="of:=[.F21]" office:value-type="float" office:value="1736.04881371022" calcext:value-type="float">
            <text:p>1736.0488137102</text:p>
          </table:table-cell>
          <table:table-cell/>
          <table:table-cell table:formula="of:=[.M69]/[.O69]" office:value-type="float" office:value="1.00000001244716" calcext:value-type="float">
            <text:p>1.0000000124</text:p>
          </table:table-cell>
          <table:table-cell table:formula="of:=[.M69]-[.O69]" office:value-type="float" office:value="0.0000216088699289685" calcext:value-type="float">
            <text:p>2.1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909" calcext:value-type="float">
            <text:p>1736.0488353191</text:p>
          </table:table-cell>
          <table:table-cell/>
          <table:table-cell table:style-name="ce4" table:formula="of:=[.F22]" office:value-type="float" office:value="1736.04881371022" calcext:value-type="float">
            <text:p>1736.0488137102</text:p>
          </table:table-cell>
          <table:table-cell/>
          <table:table-cell table:formula="of:=[.M70]/[.O70]" office:value-type="float" office:value="1.00000001244716" calcext:value-type="float">
            <text:p>1.0000000124</text:p>
          </table:table-cell>
          <table:table-cell table:formula="of:=[.M70]-[.O70]" office:value-type="float" office:value="0.0000216088699289685" calcext:value-type="float">
            <text:p>2.1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5027" calcext:value-type="float">
            <text:p>2455.1438078503</text:p>
          </table:table-cell>
          <table:table-cell/>
          <table:table-cell table:style-name="ce4" table:formula="of:=[.F23]" office:value-type="float" office:value="2455.14377729072" calcext:value-type="float">
            <text:p>2455.1437772907</text:p>
          </table:table-cell>
          <table:table-cell/>
          <table:table-cell table:formula="of:=[.M71]/[.O71]" office:value-type="float" office:value="1.00000001244715" calcext:value-type="float">
            <text:p>1.0000000124</text:p>
          </table:table-cell>
          <table:table-cell table:formula="of:=[.M71]-[.O71]" office:value-type="float" office:value="0.0000305595499412448" calcext:value-type="float">
            <text:p>3.0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4577" calcext:value-type="float">
            <text:p>1.1740305137</text:p>
          </table:table-cell>
          <table:table-cell/>
          <table:table-cell table:style-name="ce4" table:formula="of:=[.F24]" office:value-type="float" office:value="1.17403086490084" calcext:value-type="float">
            <text:p>1.1740308649</text:p>
          </table:table-cell>
          <table:table-cell/>
          <table:table-cell table:formula="of:=[.M72]/[.O72]" office:value-type="float" office:value="0.999999700897923" calcext:value-type="float">
            <text:p>0.9999997009</text:p>
          </table:table-cell>
          <table:table-cell table:formula="of:=[.M72]-[.O72]" office:value-type="float" office:value="-0.000000351155069910902" calcext:value-type="float">
            <text:p>-3.5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4578" calcext:value-type="float">
            <text:p>1.1740305137</text:p>
          </table:table-cell>
          <table:table-cell/>
          <table:table-cell table:style-name="ce4" table:formula="of:=[.F25]" office:value-type="float" office:value="1.17403086490084" calcext:value-type="float">
            <text:p>1.1740308649</text:p>
          </table:table-cell>
          <table:table-cell/>
          <table:table-cell table:formula="of:=[.M73]/[.O73]" office:value-type="float" office:value="0.999999700897932" calcext:value-type="float">
            <text:p>0.9999997009</text:p>
          </table:table-cell>
          <table:table-cell table:formula="of:=[.M73]-[.O73]" office:value-type="float" office:value="-0.000000351155059918895" calcext:value-type="float">
            <text:p>-3.5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17913" calcext:value-type="float">
            <text:p>1.6603298752</text:p>
          </table:table-cell>
          <table:table-cell/>
          <table:table-cell table:style-name="ce4" table:formula="of:=[.F26]" office:value-type="float" office:value="1.66033037178738" calcext:value-type="float">
            <text:p>1.6603303718</text:p>
          </table:table-cell>
          <table:table-cell/>
          <table:table-cell table:formula="of:=[.M74]/[.O74]" office:value-type="float" office:value="0.999999700897931" calcext:value-type="float">
            <text:p>0.9999997009</text:p>
          </table:table-cell>
          <table:table-cell table:formula="of:=[.M74]-[.O74]" office:value-type="float" office:value="-0.000000496608250077912" calcext:value-type="float">
            <text:p>-4.9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76" calcext:value-type="float">
            <text:p>1736.048835316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76" calcext:value-type="float">
            <text:p>1736.04883531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09309" calcext:value-type="float">
            <text:p>1736.048835093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350930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76" calcext:value-type="float">
            <text:p>1736.0488353168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76" calcext:value-type="float">
            <text:p>1736.048835316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09309" calcext:value-type="float">
            <text:p>1736.048835093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350930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698" calcext:value-type="float">
            <text:p>2455.143807847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698" calcext:value-type="float">
            <text:p>2455.14380784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53065" calcext:value-type="float">
            <text:p>2455.14380753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075306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8672" calcext:value-type="float">
            <text:p>1.174030513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8672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736811" calcext:value-type="float">
            <text:p>1.174030517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51736811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8672" calcext:value-type="float">
            <text:p>1.1740305138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8672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736811" calcext:value-type="float">
            <text:p>1.174030517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51736811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3703" calcext:value-type="float">
            <text:p>1.6603298752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3703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8030188" calcext:value-type="float">
            <text:p>1.660329880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88030188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09309" calcext:value-type="float">
            <text:p>1736.0488350931</text:p>
          </table:table-cell>
          <table:table-cell/>
          <table:table-cell table:style-name="ce3" office:value-type="float" office:value="1.00000000012884" calcext:value-type="float">
            <text:p>1.0000000001</text:p>
          </table:table-cell>
          <table:table-cell table:style-name="ce3" office:value-type="float" office:value="0.000000223671804633341" calcext:value-type="float">
            <text:p>2.2367180463334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9834" calcext:value-type="float">
            <text:p>1736.048835398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3983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09309" calcext:value-type="float">
            <text:p>1736.0488350931</text:p>
          </table:table-cell>
          <table:table-cell/>
          <table:table-cell table:style-name="ce3" office:value-type="float" office:value="1.00000000012884" calcext:value-type="float">
            <text:p>1.0000000001</text:p>
          </table:table-cell>
          <table:table-cell table:style-name="ce3" office:value-type="float" office:value="0.000000223671804633341" calcext:value-type="float">
            <text:p>2.2367180463334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9834" calcext:value-type="float">
            <text:p>1736.048835398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3983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53065" calcext:value-type="float">
            <text:p>2455.1438075307</text:p>
          </table:table-cell>
          <table:table-cell/>
          <table:table-cell table:style-name="ce3" office:value-type="float" office:value="1.00000000012884" calcext:value-type="float">
            <text:p>1.0000000001</text:p>
          </table:table-cell>
          <table:table-cell table:style-name="ce3" office:value-type="float" office:value="0.000000316321802529274" calcext:value-type="float">
            <text:p>3.1632180252927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96234" calcext:value-type="float">
            <text:p>2455.143807962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9623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1736811" calcext:value-type="float">
            <text:p>1.1740305174</text:p>
          </table:table-cell>
          <table:table-cell/>
          <table:table-cell table:style-name="ce3" office:value-type="float" office:value="0.999999996949494" calcext:value-type="float">
            <text:p>0.9999999969</text:p>
          </table:table-cell>
          <table:table-cell table:style-name="ce3" office:value-type="float" office:value="-0.00000000358138718681289" calcext:value-type="float">
            <text:p>-3.58138718681289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255697" calcext:value-type="float">
            <text:p>1.174030512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25569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1736811" calcext:value-type="float">
            <text:p>1.1740305174</text:p>
          </table:table-cell>
          <table:table-cell/>
          <table:table-cell table:style-name="ce3" office:value-type="float" office:value="0.999999996949493" calcext:value-type="float">
            <text:p>0.9999999969</text:p>
          </table:table-cell>
          <table:table-cell table:style-name="ce3" office:value-type="float" office:value="-0.0000000035813878529467" calcext:value-type="float">
            <text:p>-3.581387852946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255697" calcext:value-type="float">
            <text:p>1.174030512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25569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8030188" calcext:value-type="float">
            <text:p>1.6603298803</text:p>
          </table:table-cell>
          <table:table-cell/>
          <table:table-cell table:style-name="ce3" office:value-type="float" office:value="0.999999996949495" calcext:value-type="float">
            <text:p>0.9999999969</text:p>
          </table:table-cell>
          <table:table-cell table:style-name="ce3" office:value-type="float" office:value="-0.00000000506484498785653" calcext:value-type="float">
            <text:p>-5.0648449878565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34979" calcext:value-type="float">
            <text:p>1.660329873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3497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39834" calcext:value-type="float">
            <text:p>1736.0488353983</text:p>
          </table:table-cell>
          <table:table-cell/>
          <table:table-cell table:style-name="ce3" office:value-type="float" office:value="0.999999999953009" calcext:value-type="float">
            <text:p>1</text:p>
          </table:table-cell>
          <table:table-cell table:style-name="ce3" office:value-type="float" office:value="-0.0000000815780367702246" calcext:value-type="float">
            <text:p>-8.15780367702246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39834" calcext:value-type="float">
            <text:p>1736.0488353983</text:p>
          </table:table-cell>
          <table:table-cell/>
          <table:table-cell table:style-name="ce4" table:formula="of:=[.F21]" office:value-type="float" office:value="1736.04883509309" calcext:value-type="float">
            <text:p>1736.0488350931</text:p>
          </table:table-cell>
          <table:table-cell/>
          <table:table-cell table:formula="of:=[.M33]/[.O33]" office:value-type="float" office:value="1.00000000017583" calcext:value-type="float">
            <text:p>1.0000000002</text:p>
          </table:table-cell>
          <table:table-cell table:formula="of:=[.M33]-[.O33]" office:value-type="float" office:value="0.000000305250068777241" calcext:value-type="float">
            <text:p>3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39834" calcext:value-type="float">
            <text:p>1736.0488353983</text:p>
          </table:table-cell>
          <table:table-cell/>
          <table:table-cell table:style-name="ce3" office:value-type="float" office:value="0.999999999953009" calcext:value-type="float">
            <text:p>1</text:p>
          </table:table-cell>
          <table:table-cell table:style-name="ce3" office:value-type="float" office:value="-0.0000000815780367702246" calcext:value-type="float">
            <text:p>-8.1578036770224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39834" calcext:value-type="float">
            <text:p>1736.0488353983</text:p>
          </table:table-cell>
          <table:table-cell/>
          <table:table-cell table:style-name="ce4" table:formula="of:=[.F22]" office:value-type="float" office:value="1736.04883509309" calcext:value-type="float">
            <text:p>1736.0488350931</text:p>
          </table:table-cell>
          <table:table-cell/>
          <table:table-cell table:formula="of:=[.M34]/[.O34]" office:value-type="float" office:value="1.00000000017583" calcext:value-type="float">
            <text:p>1.0000000002</text:p>
          </table:table-cell>
          <table:table-cell table:formula="of:=[.M34]-[.O34]" office:value-type="float" office:value="0.000000305250068777241" calcext:value-type="float">
            <text:p>3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96234" calcext:value-type="float">
            <text:p>2455.1438079623</text:p>
          </table:table-cell>
          <table:table-cell/>
          <table:table-cell table:style-name="ce3" office:value-type="float" office:value="0.999999999953009" calcext:value-type="float">
            <text:p>1</text:p>
          </table:table-cell>
          <table:table-cell table:style-name="ce3" office:value-type="float" office:value="-0.000000115369402919896" calcext:value-type="float">
            <text:p>-1.1536940291989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96234" calcext:value-type="float">
            <text:p>2455.1438079623</text:p>
          </table:table-cell>
          <table:table-cell/>
          <table:table-cell table:style-name="ce4" table:formula="of:=[.F23]" office:value-type="float" office:value="2455.14380753065" calcext:value-type="float">
            <text:p>2455.1438075307</text:p>
          </table:table-cell>
          <table:table-cell/>
          <table:table-cell table:formula="of:=[.M35]/[.O35]" office:value-type="float" office:value="1.00000000017583" calcext:value-type="float">
            <text:p>1.0000000002</text:p>
          </table:table-cell>
          <table:table-cell table:formula="of:=[.M35]-[.O35]" office:value-type="float" office:value="0.000000431689841207117" calcext:value-type="float">
            <text:p>4.3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1255697" calcext:value-type="float">
            <text:p>1.1740305126</text:p>
          </table:table-cell>
          <table:table-cell/>
          <table:table-cell table:style-name="ce3" office:value-type="float" office:value="1.00000000104746" calcext:value-type="float">
            <text:p>1.000000001</text:p>
          </table:table-cell>
          <table:table-cell table:style-name="ce3" office:value-type="float" office:value="0.00000000122975274408077" calcext:value-type="float">
            <text:p>1.22975274408077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255697" calcext:value-type="float">
            <text:p>1.1740305126</text:p>
          </table:table-cell>
          <table:table-cell/>
          <table:table-cell table:style-name="ce4" table:formula="of:=[.F24]" office:value-type="float" office:value="1.17403051736811" calcext:value-type="float">
            <text:p>1.1740305174</text:p>
          </table:table-cell>
          <table:table-cell/>
          <table:table-cell table:formula="of:=[.M36]/[.O36]" office:value-type="float" office:value="0.999999995902031" calcext:value-type="float">
            <text:p>0.9999999959</text:p>
          </table:table-cell>
          <table:table-cell table:formula="of:=[.M36]-[.O36]" office:value-type="float" office:value="-0.00000000481114015293827" calcext:value-type="float">
            <text:p>-4.8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1255697" calcext:value-type="float">
            <text:p>1.1740305126</text:p>
          </table:table-cell>
          <table:table-cell/>
          <table:table-cell table:style-name="ce3" office:value-type="float" office:value="1.00000000104746" calcext:value-type="float">
            <text:p>1.000000001</text:p>
          </table:table-cell>
          <table:table-cell table:style-name="ce3" office:value-type="float" office:value="0.00000000122975185590235" calcext:value-type="float">
            <text:p>1.2297518559023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255697" calcext:value-type="float">
            <text:p>1.1740305126</text:p>
          </table:table-cell>
          <table:table-cell/>
          <table:table-cell table:style-name="ce4" table:formula="of:=[.F25]" office:value-type="float" office:value="1.17403051736811" calcext:value-type="float">
            <text:p>1.1740305174</text:p>
          </table:table-cell>
          <table:table-cell/>
          <table:table-cell table:formula="of:=[.M37]/[.O37]" office:value-type="float" office:value="0.999999995902031" calcext:value-type="float">
            <text:p>0.9999999959</text:p>
          </table:table-cell>
          <table:table-cell table:formula="of:=[.M37]-[.O37]" office:value-type="float" office:value="-0.00000000481114015293827" calcext:value-type="float">
            <text:p>-4.8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34979" calcext:value-type="float">
            <text:p>1.6603298735</text:p>
          </table:table-cell>
          <table:table-cell/>
          <table:table-cell table:style-name="ce3" office:value-type="float" office:value="1.00000000104746" calcext:value-type="float">
            <text:p>1.000000001</text:p>
          </table:table-cell>
          <table:table-cell table:style-name="ce3" office:value-type="float" office:value="0.00000000173913283774141" calcext:value-type="float">
            <text:p>1.7391328377414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34979" calcext:value-type="float">
            <text:p>1.6603298735</text:p>
          </table:table-cell>
          <table:table-cell/>
          <table:table-cell table:style-name="ce4" table:formula="of:=[.F26]" office:value-type="float" office:value="1.66032988030188" calcext:value-type="float">
            <text:p>1.6603298803</text:p>
          </table:table-cell>
          <table:table-cell/>
          <table:table-cell table:formula="of:=[.M38]/[.O38]" office:value-type="float" office:value="0.999999995902031" calcext:value-type="float">
            <text:p>0.9999999959</text:p>
          </table:table-cell>
          <table:table-cell table:formula="of:=[.M38]-[.O38]" office:value-type="float" office:value="-0.00000000680397982399938" calcext:value-type="float">
            <text:p>-6.8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31687" calcext:value-type="float">
            <text:p>1736.0488353169</text:p>
          </table:table-cell>
          <table:table-cell/>
          <table:table-cell table:style-name="ce3" office:value-type="float" office:value="0.999999999999935" calcext:value-type="float">
            <text:p>1</text:p>
          </table:table-cell>
          <table:table-cell table:style-name="ce3" office:value-type="float" office:value="-0.0000000001125499693444" calcext:value-type="float">
            <text:p>-1.12549969344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31687" calcext:value-type="float">
            <text:p>1736.048835316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3168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31687" calcext:value-type="float">
            <text:p>1736.0488353169</text:p>
          </table:table-cell>
          <table:table-cell/>
          <table:table-cell table:style-name="ce3" office:value-type="float" office:value="0.999999999999935" calcext:value-type="float">
            <text:p>1</text:p>
          </table:table-cell>
          <table:table-cell table:style-name="ce3" office:value-type="float" office:value="-0.0000000001125499693444" calcext:value-type="float">
            <text:p>-1.12549969344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31687" calcext:value-type="float">
            <text:p>1736.0488353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3168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84713" calcext:value-type="float">
            <text:p>2455.1438078471</text:p>
          </table:table-cell>
          <table:table-cell/>
          <table:table-cell table:style-name="ce3" office:value-type="float" office:value="0.999999999999935" calcext:value-type="float">
            <text:p>1</text:p>
          </table:table-cell>
          <table:table-cell table:style-name="ce3" office:value-type="float" office:value="-0.000000000158706825459376" calcext:value-type="float">
            <text:p>-1.5870682545937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84713" calcext:value-type="float">
            <text:p>2455.143807847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8471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1379237" calcext:value-type="float">
            <text:p>1.1740305138</text:p>
          </table:table-cell>
          <table:table-cell/>
          <table:table-cell table:style-name="ce3" office:value-type="float" office:value="0.999999999995184" calcext:value-type="float">
            <text:p>1</text:p>
          </table:table-cell>
          <table:table-cell table:style-name="ce3" office:value-type="float" office:value="-0.00000000000565392177520607" calcext:value-type="float">
            <text:p>-5.6539217752060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1379237" calcext:value-type="float">
            <text:p>1.174030513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137923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1379237" calcext:value-type="float">
            <text:p>1.1740305138</text:p>
          </table:table-cell>
          <table:table-cell/>
          <table:table-cell table:style-name="ce3" office:value-type="float" office:value="0.999999999995184" calcext:value-type="float">
            <text:p>1</text:p>
          </table:table-cell>
          <table:table-cell table:style-name="ce3" office:value-type="float" office:value="-0.00000000000565458790902085" calcext:value-type="float">
            <text:p>-5.6545879090208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1379237" calcext:value-type="float">
            <text:p>1.17403051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137923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7524503" calcext:value-type="float">
            <text:p>1.6603298752</text:p>
          </table:table-cell>
          <table:table-cell/>
          <table:table-cell table:style-name="ce3" office:value-type="float" office:value="0.999999999995184" calcext:value-type="float">
            <text:p>1</text:p>
          </table:table-cell>
          <table:table-cell table:style-name="ce3" office:value-type="float" office:value="-0.00000000000799582622335038" calcext:value-type="float">
            <text:p>-7.9958262233503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7524503" calcext:value-type="float">
            <text:p>1.660329875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7524503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7" calcext:value-type="float">
            <text:p>1736.0488353169</text:p>
          </table:table-cell>
          <table:table-cell/>
          <table:table-cell table:style-name="ce4" table:formula="of:=[.F33]" office:value-type="float" office:value="1736.04883539834" calcext:value-type="float">
            <text:p>1736.0488353983</text:p>
          </table:table-cell>
          <table:table-cell/>
          <table:table-cell table:formula="of:=[.M57]/[.O57]" office:value-type="float" office:value="0.999999999953072" calcext:value-type="float">
            <text:p>1</text:p>
          </table:table-cell>
          <table:table-cell table:formula="of:=[.M57]-[.O57]" office:value-type="float" office:value="-0.000000081470034274389" calcext:value-type="float">
            <text:p>-8.1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7" calcext:value-type="float">
            <text:p>1736.0488353169</text:p>
          </table:table-cell>
          <table:table-cell/>
          <table:table-cell table:style-name="ce4" table:formula="of:=[.F34]" office:value-type="float" office:value="1736.04883539834" calcext:value-type="float">
            <text:p>1736.0488353983</text:p>
          </table:table-cell>
          <table:table-cell/>
          <table:table-cell table:formula="of:=[.M58]/[.O58]" office:value-type="float" office:value="0.999999999953072" calcext:value-type="float">
            <text:p>1</text:p>
          </table:table-cell>
          <table:table-cell table:formula="of:=[.M58]-[.O58]" office:value-type="float" office:value="-0.000000081470034274389" calcext:value-type="float">
            <text:p>-8.1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3" calcext:value-type="float">
            <text:p>2455.1438078471</text:p>
          </table:table-cell>
          <table:table-cell/>
          <table:table-cell table:style-name="ce4" table:formula="of:=[.F35]" office:value-type="float" office:value="2455.14380796234" calcext:value-type="float">
            <text:p>2455.1438079623</text:p>
          </table:table-cell>
          <table:table-cell/>
          <table:table-cell table:formula="of:=[.M59]/[.O59]" office:value-type="float" office:value="0.999999999953074" calcext:value-type="float">
            <text:p>1</text:p>
          </table:table-cell>
          <table:table-cell table:formula="of:=[.M59]-[.O59]" office:value-type="float" office:value="-0.000000115209786599735" calcext:value-type="float">
            <text:p>-1.1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37" calcext:value-type="float">
            <text:p>1.1740305138</text:p>
          </table:table-cell>
          <table:table-cell/>
          <table:table-cell table:style-name="ce4" table:formula="of:=[.F36]" office:value-type="float" office:value="1.17403051255697" calcext:value-type="float">
            <text:p>1.1740305126</text:p>
          </table:table-cell>
          <table:table-cell/>
          <table:table-cell table:formula="of:=[.M60]/[.O60]" office:value-type="float" office:value="1.00000000105227" calcext:value-type="float">
            <text:p>1.0000000011</text:p>
          </table:table-cell>
          <table:table-cell table:formula="of:=[.M60]-[.O60]" office:value-type="float" office:value="0.00000000123540022656243" calcext:value-type="float">
            <text:p>1.2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37" calcext:value-type="float">
            <text:p>1.1740305138</text:p>
          </table:table-cell>
          <table:table-cell/>
          <table:table-cell table:style-name="ce4" table:formula="of:=[.F37]" office:value-type="float" office:value="1.17403051255697" calcext:value-type="float">
            <text:p>1.1740305126</text:p>
          </table:table-cell>
          <table:table-cell/>
          <table:table-cell table:formula="of:=[.M61]/[.O61]" office:value-type="float" office:value="1.00000000105227" calcext:value-type="float">
            <text:p>1.0000000011</text:p>
          </table:table-cell>
          <table:table-cell table:formula="of:=[.M61]-[.O61]" office:value-type="float" office:value="0.00000000123540022656243" calcext:value-type="float">
            <text:p>1.2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03" calcext:value-type="float">
            <text:p>1.6603298752</text:p>
          </table:table-cell>
          <table:table-cell/>
          <table:table-cell table:style-name="ce4" table:formula="of:=[.F38]" office:value-type="float" office:value="1.6603298734979" calcext:value-type="float">
            <text:p>1.6603298735</text:p>
          </table:table-cell>
          <table:table-cell/>
          <table:table-cell table:formula="of:=[.M62]/[.O62]" office:value-type="float" office:value="1.00000000105228" calcext:value-type="float">
            <text:p>1.0000000011</text:p>
          </table:table-cell>
          <table:table-cell table:formula="of:=[.M62]-[.O62]" office:value-type="float" office:value="0.00000000174712977418778" calcext:value-type="float">
            <text:p>1.7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7" calcext:value-type="float">
            <text:p>1736.0488353169</text:p>
          </table:table-cell>
          <table:table-cell/>
          <table:table-cell table:style-name="ce4" table:formula="of:=[.F21]" office:value-type="float" office:value="1736.04883509309" calcext:value-type="float">
            <text:p>1736.0488350931</text:p>
          </table:table-cell>
          <table:table-cell/>
          <table:table-cell table:formula="of:=[.M69]/[.O69]" office:value-type="float" office:value="1.0000000001289" calcext:value-type="float">
            <text:p>1.0000000001</text:p>
          </table:table-cell>
          <table:table-cell table:formula="of:=[.M69]-[.O69]" office:value-type="float" office:value="0.000000223780034502852" calcext:value-type="float">
            <text:p>2.2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7" calcext:value-type="float">
            <text:p>1736.0488353169</text:p>
          </table:table-cell>
          <table:table-cell/>
          <table:table-cell table:style-name="ce4" table:formula="of:=[.F22]" office:value-type="float" office:value="1736.04883509309" calcext:value-type="float">
            <text:p>1736.0488350931</text:p>
          </table:table-cell>
          <table:table-cell/>
          <table:table-cell table:formula="of:=[.M70]/[.O70]" office:value-type="float" office:value="1.0000000001289" calcext:value-type="float">
            <text:p>1.0000000001</text:p>
          </table:table-cell>
          <table:table-cell table:formula="of:=[.M70]-[.O70]" office:value-type="float" office:value="0.000000223780034502852" calcext:value-type="float">
            <text:p>2.2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3" calcext:value-type="float">
            <text:p>2455.1438078471</text:p>
          </table:table-cell>
          <table:table-cell/>
          <table:table-cell table:style-name="ce4" table:formula="of:=[.F23]" office:value-type="float" office:value="2455.14380753065" calcext:value-type="float">
            <text:p>2455.1438075307</text:p>
          </table:table-cell>
          <table:table-cell/>
          <table:table-cell table:formula="of:=[.M71]/[.O71]" office:value-type="float" office:value="1.0000000001289" calcext:value-type="float">
            <text:p>1.0000000001</text:p>
          </table:table-cell>
          <table:table-cell table:formula="of:=[.M71]-[.O71]" office:value-type="float" office:value="0.000000316480054607382" calcext:value-type="float">
            <text:p>3.1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37" calcext:value-type="float">
            <text:p>1.1740305138</text:p>
          </table:table-cell>
          <table:table-cell/>
          <table:table-cell table:style-name="ce4" table:formula="of:=[.F24]" office:value-type="float" office:value="1.17403051736811" calcext:value-type="float">
            <text:p>1.1740305174</text:p>
          </table:table-cell>
          <table:table-cell/>
          <table:table-cell table:formula="of:=[.M72]/[.O72]" office:value-type="float" office:value="0.999999996954304" calcext:value-type="float">
            <text:p>0.999999997</text:p>
          </table:table-cell>
          <table:table-cell table:formula="of:=[.M72]-[.O72]" office:value-type="float" office:value="-0.00000000357573992637583" calcext:value-type="float">
            <text:p>-3.5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37" calcext:value-type="float">
            <text:p>1.1740305138</text:p>
          </table:table-cell>
          <table:table-cell/>
          <table:table-cell table:style-name="ce4" table:formula="of:=[.F25]" office:value-type="float" office:value="1.17403051736811" calcext:value-type="float">
            <text:p>1.1740305174</text:p>
          </table:table-cell>
          <table:table-cell/>
          <table:table-cell table:formula="of:=[.M73]/[.O73]" office:value-type="float" office:value="0.999999996954304" calcext:value-type="float">
            <text:p>0.999999997</text:p>
          </table:table-cell>
          <table:table-cell table:formula="of:=[.M73]-[.O73]" office:value-type="float" office:value="-0.00000000357573992637583" calcext:value-type="float">
            <text:p>-3.5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03" calcext:value-type="float">
            <text:p>1.6603298752</text:p>
          </table:table-cell>
          <table:table-cell/>
          <table:table-cell table:style-name="ce4" table:formula="of:=[.F26]" office:value-type="float" office:value="1.66032988030188" calcext:value-type="float">
            <text:p>1.6603298803</text:p>
          </table:table-cell>
          <table:table-cell/>
          <table:table-cell table:formula="of:=[.M74]/[.O74]" office:value-type="float" office:value="0.99999999695431" calcext:value-type="float">
            <text:p>0.999999997</text:p>
          </table:table-cell>
          <table:table-cell table:formula="of:=[.M74]-[.O74]" office:value-type="float" office:value="-0.0000000050568500498116" calcext:value-type="float">
            <text:p>-5.06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4" calcext:value-type="float">
            <text:p>1736.0488353168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4" calcext:value-type="float">
            <text:p>1736.04883531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2374" calcext:value-type="float">
            <text:p>1736.048835237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35237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4" calcext:value-type="float">
            <text:p>1736.0488353168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4" calcext:value-type="float">
            <text:p>1736.048835316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2374" calcext:value-type="float">
            <text:p>1736.048835237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35237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09" calcext:value-type="float">
            <text:p>2455.1438078471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09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73474" calcext:value-type="float">
            <text:p>2455.143807734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077347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65" calcext:value-type="float">
            <text:p>1.1740305138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65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507273" calcext:value-type="float">
            <text:p>1.17403051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51507273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65" calcext:value-type="float">
            <text:p>1.1740305138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65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507273" calcext:value-type="float">
            <text:p>1.17403051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51507273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42" calcext:value-type="float">
            <text:p>1.6603298752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42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7705572" calcext:value-type="float">
            <text:p>1.660329877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87705572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2374" calcext:value-type="float">
            <text:p>1736.0488352374</text:p>
          </table:table-cell>
          <table:table-cell/>
          <table:table-cell table:style-name="ce3" office:value-type="float" office:value="1.00000000004576" calcext:value-type="float">
            <text:p>1</text:p>
          </table:table-cell>
          <table:table-cell table:style-name="ce3" office:value-type="float" office:value="0.0000000794425432104617" calcext:value-type="float">
            <text:p>7.9442543210461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2897" calcext:value-type="float">
            <text:p>1736.04883532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3289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2374" calcext:value-type="float">
            <text:p>1736.0488352374</text:p>
          </table:table-cell>
          <table:table-cell/>
          <table:table-cell table:style-name="ce3" office:value-type="float" office:value="1.00000000004576" calcext:value-type="float">
            <text:p>1</text:p>
          </table:table-cell>
          <table:table-cell table:style-name="ce3" office:value-type="float" office:value="0.0000000794425432104617" calcext:value-type="float">
            <text:p>7.94425432104617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2897" calcext:value-type="float">
            <text:p>1736.04883532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3289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73474" calcext:value-type="float">
            <text:p>2455.1438077347</text:p>
          </table:table-cell>
          <table:table-cell/>
          <table:table-cell table:style-name="ce3" office:value-type="float" office:value="1.00000000004576" calcext:value-type="float">
            <text:p>1</text:p>
          </table:table-cell>
          <table:table-cell table:style-name="ce3" office:value-type="float" office:value="0.000000112348061520606" calcext:value-type="float">
            <text:p>1.1234806152060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86424" calcext:value-type="float">
            <text:p>2455.143807864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8642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1507273" calcext:value-type="float">
            <text:p>1.1740305151</text:p>
          </table:table-cell>
          <table:table-cell/>
          <table:table-cell table:style-name="ce3" office:value-type="float" office:value="0.999999998909675" calcext:value-type="float">
            <text:p>0.9999999989</text:p>
          </table:table-cell>
          <table:table-cell table:style-name="ce3" office:value-type="float" office:value="-0.00000000128007471289493" calcext:value-type="float">
            <text:p>-1.2800747128949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361051" calcext:value-type="float">
            <text:p>1.174030513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361051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1507273" calcext:value-type="float">
            <text:p>1.1740305151</text:p>
          </table:table-cell>
          <table:table-cell/>
          <table:table-cell table:style-name="ce3" office:value-type="float" office:value="0.999999998909674" calcext:value-type="float">
            <text:p>0.9999999989</text:p>
          </table:table-cell>
          <table:table-cell table:style-name="ce3" office:value-type="float" office:value="-0.00000000128007560107335" calcext:value-type="float">
            <text:p>-1.2800756010733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361051" calcext:value-type="float">
            <text:p>1.17403051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361051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705572" calcext:value-type="float">
            <text:p>1.6603298771</text:p>
          </table:table-cell>
          <table:table-cell/>
          <table:table-cell table:style-name="ce3" office:value-type="float" office:value="0.999999998909675" calcext:value-type="float">
            <text:p>0.9999999989</text:p>
          </table:table-cell>
          <table:table-cell table:style-name="ce3" office:value-type="float" office:value="-0.00000000181029857770909" calcext:value-type="float">
            <text:p>-1.8102985777090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498783" calcext:value-type="float">
            <text:p>1.6603298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498783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32897" calcext:value-type="float">
            <text:p>1736.048835329</text:p>
          </table:table-cell>
          <table:table-cell/>
          <table:table-cell table:style-name="ce3" office:value-type="float" office:value="0.999999999993012" calcext:value-type="float">
            <text:p>1</text:p>
          </table:table-cell>
          <table:table-cell table:style-name="ce3" office:value-type="float" office:value="-0.0000000121310677059228" calcext:value-type="float">
            <text:p>-1.2131067705922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32897" calcext:value-type="float">
            <text:p>1736.048835329</text:p>
          </table:table-cell>
          <table:table-cell/>
          <table:table-cell table:style-name="ce4" table:formula="of:=[.F21]" office:value-type="float" office:value="1736.0488352374" calcext:value-type="float">
            <text:p>1736.0488352374</text:p>
          </table:table-cell>
          <table:table-cell/>
          <table:table-cell table:formula="of:=[.M33]/[.O33]" office:value-type="float" office:value="1.00000000005275" calcext:value-type="float">
            <text:p>1.0000000001</text:p>
          </table:table-cell>
          <table:table-cell table:formula="of:=[.M33]-[.O33]" office:value-type="float" office:value="0.0000000915699729375774" calcext:value-type="float">
            <text:p>9.1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32897" calcext:value-type="float">
            <text:p>1736.048835329</text:p>
          </table:table-cell>
          <table:table-cell/>
          <table:table-cell table:style-name="ce3" office:value-type="float" office:value="0.999999999993012" calcext:value-type="float">
            <text:p>1</text:p>
          </table:table-cell>
          <table:table-cell table:style-name="ce3" office:value-type="float" office:value="-0.0000000121310677059228" calcext:value-type="float">
            <text:p>-1.2131067705922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32897" calcext:value-type="float">
            <text:p>1736.048835329</text:p>
          </table:table-cell>
          <table:table-cell/>
          <table:table-cell table:style-name="ce4" table:formula="of:=[.F22]" office:value-type="float" office:value="1736.0488352374" calcext:value-type="float">
            <text:p>1736.0488352374</text:p>
          </table:table-cell>
          <table:table-cell/>
          <table:table-cell table:formula="of:=[.M34]/[.O34]" office:value-type="float" office:value="1.00000000005275" calcext:value-type="float">
            <text:p>1.0000000001</text:p>
          </table:table-cell>
          <table:table-cell table:formula="of:=[.M34]-[.O34]" office:value-type="float" office:value="0.0000000915699729375774" calcext:value-type="float">
            <text:p>9.1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6424" calcext:value-type="float">
            <text:p>2455.1438078642</text:p>
          </table:table-cell>
          <table:table-cell/>
          <table:table-cell table:style-name="ce3" office:value-type="float" office:value="0.999999999993013" calcext:value-type="float">
            <text:p>1</text:p>
          </table:table-cell>
          <table:table-cell table:style-name="ce3" office:value-type="float" office:value="-0.0000000171535248227883" calcext:value-type="float">
            <text:p>-1.71535248227883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86424" calcext:value-type="float">
            <text:p>2455.1438078642</text:p>
          </table:table-cell>
          <table:table-cell/>
          <table:table-cell table:style-name="ce4" table:formula="of:=[.F23]" office:value-type="float" office:value="2455.14380773474" calcext:value-type="float">
            <text:p>2455.1438077347</text:p>
          </table:table-cell>
          <table:table-cell/>
          <table:table-cell table:formula="of:=[.M35]/[.O35]" office:value-type="float" office:value="1.00000000005275" calcext:value-type="float">
            <text:p>1.0000000001</text:p>
          </table:table-cell>
          <table:table-cell table:formula="of:=[.M35]-[.O35]" office:value-type="float" office:value="0.000000129499767353991" calcext:value-type="float">
            <text:p>1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1361051" calcext:value-type="float">
            <text:p>1.1740305136</text:p>
          </table:table-cell>
          <table:table-cell/>
          <table:table-cell table:style-name="ce3" office:value-type="float" office:value="1.00000000015515" calcext:value-type="float">
            <text:p>1.0000000002</text:p>
          </table:table-cell>
          <table:table-cell table:style-name="ce3" office:value-type="float" office:value="0.000000000182146964178287" calcext:value-type="float">
            <text:p>1.8214696417828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361051" calcext:value-type="float">
            <text:p>1.1740305136</text:p>
          </table:table-cell>
          <table:table-cell/>
          <table:table-cell table:style-name="ce4" table:formula="of:=[.F24]" office:value-type="float" office:value="1.17403051507273" calcext:value-type="float">
            <text:p>1.1740305151</text:p>
          </table:table-cell>
          <table:table-cell/>
          <table:table-cell table:formula="of:=[.M36]/[.O36]" office:value-type="float" office:value="0.99999999875453" calcext:value-type="float">
            <text:p>0.9999999988</text:p>
          </table:table-cell>
          <table:table-cell table:formula="of:=[.M36]-[.O36]" office:value-type="float" office:value="-0.00000000146221990071638" calcext:value-type="float">
            <text:p>-1.4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1361051" calcext:value-type="float">
            <text:p>1.1740305136</text:p>
          </table:table-cell>
          <table:table-cell/>
          <table:table-cell table:style-name="ce3" office:value-type="float" office:value="1.00000000015515" calcext:value-type="float">
            <text:p>1.0000000002</text:p>
          </table:table-cell>
          <table:table-cell table:style-name="ce3" office:value-type="float" office:value="0.000000000182146520089077" calcext:value-type="float">
            <text:p>1.82146520089077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361051" calcext:value-type="float">
            <text:p>1.1740305136</text:p>
          </table:table-cell>
          <table:table-cell/>
          <table:table-cell table:style-name="ce4" table:formula="of:=[.F25]" office:value-type="float" office:value="1.17403051507273" calcext:value-type="float">
            <text:p>1.1740305151</text:p>
          </table:table-cell>
          <table:table-cell/>
          <table:table-cell table:formula="of:=[.M37]/[.O37]" office:value-type="float" office:value="0.99999999875453" calcext:value-type="float">
            <text:p>0.9999999988</text:p>
          </table:table-cell>
          <table:table-cell table:formula="of:=[.M37]-[.O37]" office:value-type="float" office:value="-0.00000000146221990071638" calcext:value-type="float">
            <text:p>-1.4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498783" calcext:value-type="float">
            <text:p>1.660329875</text:p>
          </table:table-cell>
          <table:table-cell/>
          <table:table-cell table:style-name="ce3" office:value-type="float" office:value="1.00000000015515" calcext:value-type="float">
            <text:p>1.0000000002</text:p>
          </table:table-cell>
          <table:table-cell table:style-name="ce3" office:value-type="float" office:value="0.000000000257594834351949" calcext:value-type="float">
            <text:p>2.57594834351949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498783" calcext:value-type="float">
            <text:p>1.660329875</text:p>
          </table:table-cell>
          <table:table-cell/>
          <table:table-cell table:style-name="ce4" table:formula="of:=[.F26]" office:value-type="float" office:value="1.66032987705572" calcext:value-type="float">
            <text:p>1.6603298771</text:p>
          </table:table-cell>
          <table:table-cell/>
          <table:table-cell table:formula="of:=[.M38]/[.O38]" office:value-type="float" office:value="0.999999998754531" calcext:value-type="float">
            <text:p>0.9999999988</text:p>
          </table:table-cell>
          <table:table-cell table:formula="of:=[.M38]-[.O38]" office:value-type="float" office:value="-0.00000000206788985934736" calcext:value-type="float">
            <text:p>-2.0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659383658785373" calcext:value-type="float">
            <text:p>-6.59383658785373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3168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659383658785373" calcext:value-type="float">
            <text:p>-6.59383658785373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3168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109139364212751" calcext:value-type="float">
            <text:p>-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1379287" calcext:value-type="float">
            <text:p>1.1740305138</text:p>
          </table:table-cell>
          <table:table-cell/>
          <table:table-cell table:style-name="ce3" office:value-type="float" office:value="0.999999999999818" calcext:value-type="float">
            <text:p>1</text:p>
          </table:table-cell>
          <table:table-cell table:style-name="ce3" office:value-type="float" office:value="-0.00000000000021360690993788" calcext:value-type="float">
            <text:p>-2.1360690993788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1379287" calcext:value-type="float">
            <text:p>1.174030513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137928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1379287" calcext:value-type="float">
            <text:p>1.1740305138</text:p>
          </table:table-cell>
          <table:table-cell/>
          <table:table-cell table:style-name="ce3" office:value-type="float" office:value="0.999999999999817" calcext:value-type="float">
            <text:p>1</text:p>
          </table:table-cell>
          <table:table-cell table:style-name="ce3" office:value-type="float" office:value="-0.000000000000214273043752655" calcext:value-type="float">
            <text:p>-2.14273043752655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1379287" calcext:value-type="float">
            <text:p>1.17403051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137928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7524573" calcext:value-type="float">
            <text:p>1.6603298752</text:p>
          </table:table-cell>
          <table:table-cell/>
          <table:table-cell table:style-name="ce3" office:value-type="float" office:value="0.999999999999817" calcext:value-type="float">
            <text:p>1</text:p>
          </table:table-cell>
          <table:table-cell table:style-name="ce3" office:value-type="float" office:value="-0.000000000000303090885722668" calcext:value-type="float">
            <text:p>-3.0309088572266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7524573" calcext:value-type="float">
            <text:p>1.660329875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7524573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33]" office:value-type="float" office:value="1736.04883532897" calcext:value-type="float">
            <text:p>1736.048835329</text:p>
          </table:table-cell>
          <table:table-cell/>
          <table:table-cell table:formula="of:=[.M57]/[.O57]" office:value-type="float" office:value="0.999999999993019" calcext:value-type="float">
            <text:p>1</text:p>
          </table:table-cell>
          <table:table-cell table:formula="of:=[.M57]-[.O57]" office:value-type="float" office:value="-0.000000012119926395826" calcext:value-type="float">
            <text:p>-1.2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34]" office:value-type="float" office:value="1736.04883532897" calcext:value-type="float">
            <text:p>1736.048835329</text:p>
          </table:table-cell>
          <table:table-cell/>
          <table:table-cell table:formula="of:=[.M58]/[.O58]" office:value-type="float" office:value="0.999999999993019" calcext:value-type="float">
            <text:p>1</text:p>
          </table:table-cell>
          <table:table-cell table:formula="of:=[.M58]-[.O58]" office:value-type="float" office:value="-0.000000012119926395826" calcext:value-type="float">
            <text:p>-1.2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35]" office:value-type="float" office:value="2455.14380786424" calcext:value-type="float">
            <text:p>2455.1438078642</text:p>
          </table:table-cell>
          <table:table-cell/>
          <table:table-cell table:formula="of:=[.M59]/[.O59]" office:value-type="float" office:value="0.999999999993019" calcext:value-type="float">
            <text:p>1</text:p>
          </table:table-cell>
          <table:table-cell table:formula="of:=[.M59]-[.O59]" office:value-type="float" office:value="-0.0000000171398824022617" calcext:value-type="float">
            <text:p>-1.7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87" calcext:value-type="float">
            <text:p>1.1740305138</text:p>
          </table:table-cell>
          <table:table-cell/>
          <table:table-cell table:style-name="ce4" table:formula="of:=[.F36]" office:value-type="float" office:value="1.17403051361051" calcext:value-type="float">
            <text:p>1.1740305136</text:p>
          </table:table-cell>
          <table:table-cell/>
          <table:table-cell table:formula="of:=[.M60]/[.O60]" office:value-type="float" office:value="1.00000000015533" calcext:value-type="float">
            <text:p>1.0000000002</text:p>
          </table:table-cell>
          <table:table-cell table:formula="of:=[.M60]-[.O60]" office:value-type="float" office:value="0.00000000018235990495441" calcext:value-type="float">
            <text:p>1.8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87" calcext:value-type="float">
            <text:p>1.1740305138</text:p>
          </table:table-cell>
          <table:table-cell/>
          <table:table-cell table:style-name="ce4" table:formula="of:=[.F37]" office:value-type="float" office:value="1.17403051361051" calcext:value-type="float">
            <text:p>1.1740305136</text:p>
          </table:table-cell>
          <table:table-cell/>
          <table:table-cell table:formula="of:=[.M61]/[.O61]" office:value-type="float" office:value="1.00000000015533" calcext:value-type="float">
            <text:p>1.0000000002</text:p>
          </table:table-cell>
          <table:table-cell table:formula="of:=[.M61]-[.O61]" office:value-type="float" office:value="0.00000000018235990495441" calcext:value-type="float">
            <text:p>1.8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3" calcext:value-type="float">
            <text:p>1.6603298752</text:p>
          </table:table-cell>
          <table:table-cell/>
          <table:table-cell table:style-name="ce4" table:formula="of:=[.F38]" office:value-type="float" office:value="1.66032987498783" calcext:value-type="float">
            <text:p>1.660329875</text:p>
          </table:table-cell>
          <table:table-cell/>
          <table:table-cell table:formula="of:=[.M62]/[.O62]" office:value-type="float" office:value="1.00000000015533" calcext:value-type="float">
            <text:p>1.0000000002</text:p>
          </table:table-cell>
          <table:table-cell table:formula="of:=[.M62]-[.O62]" office:value-type="float" office:value="0.000000000257899923639116" calcext:value-type="float">
            <text:p>2.5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21]" office:value-type="float" office:value="1736.0488352374" calcext:value-type="float">
            <text:p>1736.0488352374</text:p>
          </table:table-cell>
          <table:table-cell/>
          <table:table-cell table:formula="of:=[.M69]/[.O69]" office:value-type="float" office:value="1.00000000004577" calcext:value-type="float">
            <text:p>1</text:p>
          </table:table-cell>
          <table:table-cell table:formula="of:=[.M69]-[.O69]" office:value-type="float" office:value="0.0000000794500465417514" calcext:value-type="float">
            <text:p>7.9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22]" office:value-type="float" office:value="1736.0488352374" calcext:value-type="float">
            <text:p>1736.0488352374</text:p>
          </table:table-cell>
          <table:table-cell/>
          <table:table-cell table:formula="of:=[.M70]/[.O70]" office:value-type="float" office:value="1.00000000004577" calcext:value-type="float">
            <text:p>1</text:p>
          </table:table-cell>
          <table:table-cell table:formula="of:=[.M70]-[.O70]" office:value-type="float" office:value="0.0000000794500465417514" calcext:value-type="float">
            <text:p>7.9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23]" office:value-type="float" office:value="2455.14380773474" calcext:value-type="float">
            <text:p>2455.1438077347</text:p>
          </table:table-cell>
          <table:table-cell/>
          <table:table-cell table:formula="of:=[.M71]/[.O71]" office:value-type="float" office:value="1.00000000004577" calcext:value-type="float">
            <text:p>1</text:p>
          </table:table-cell>
          <table:table-cell table:formula="of:=[.M71]-[.O71]" office:value-type="float" office:value="0.000000112359884951729" calcext:value-type="float">
            <text:p>1.1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87" calcext:value-type="float">
            <text:p>1.1740305138</text:p>
          </table:table-cell>
          <table:table-cell/>
          <table:table-cell table:style-name="ce4" table:formula="of:=[.F24]" office:value-type="float" office:value="1.17403051507273" calcext:value-type="float">
            <text:p>1.1740305151</text:p>
          </table:table-cell>
          <table:table-cell/>
          <table:table-cell table:formula="of:=[.M72]/[.O72]" office:value-type="float" office:value="0.999999998909858" calcext:value-type="float">
            <text:p>0.9999999989</text:p>
          </table:table-cell>
          <table:table-cell table:formula="of:=[.M72]-[.O72]" office:value-type="float" office:value="-0.00000000127985999576197" calcext:value-type="float">
            <text:p>-1.2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87" calcext:value-type="float">
            <text:p>1.1740305138</text:p>
          </table:table-cell>
          <table:table-cell/>
          <table:table-cell table:style-name="ce4" table:formula="of:=[.F25]" office:value-type="float" office:value="1.17403051507273" calcext:value-type="float">
            <text:p>1.1740305151</text:p>
          </table:table-cell>
          <table:table-cell/>
          <table:table-cell table:formula="of:=[.M73]/[.O73]" office:value-type="float" office:value="0.999999998909858" calcext:value-type="float">
            <text:p>0.9999999989</text:p>
          </table:table-cell>
          <table:table-cell table:formula="of:=[.M73]-[.O73]" office:value-type="float" office:value="-0.00000000127985999576197" calcext:value-type="float">
            <text:p>-1.2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3" calcext:value-type="float">
            <text:p>1.6603298752</text:p>
          </table:table-cell>
          <table:table-cell/>
          <table:table-cell table:style-name="ce4" table:formula="of:=[.F26]" office:value-type="float" office:value="1.66032987705572" calcext:value-type="float">
            <text:p>1.6603298771</text:p>
          </table:table-cell>
          <table:table-cell/>
          <table:table-cell table:formula="of:=[.M74]/[.O74]" office:value-type="float" office:value="0.999999998909861" calcext:value-type="float">
            <text:p>0.9999999989</text:p>
          </table:table-cell>
          <table:table-cell table:formula="of:=[.M74]-[.O74]" office:value-type="float" office:value="-0.00000000180998993570824" calcext:value-type="float">
            <text:p>-1.8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31196" calcext:value-type="float">
            <text:p>1736.0488353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3531196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31196" calcext:value-type="float">
            <text:p>1736.0488353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3531196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8402" calcext:value-type="float">
            <text:p>2455.143807840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07840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84" calcext:value-type="float">
            <text:p>1.1740305138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84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387056" calcext:value-type="float">
            <text:p>1.17403051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51387056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84" calcext:value-type="float">
            <text:p>1.1740305138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84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387056" calcext:value-type="float">
            <text:p>1.174030513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51387056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68" calcext:value-type="float">
            <text:p>1.6603298752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68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7535561" calcext:value-type="float">
            <text:p>1.660329875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87535561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196" calcext:value-type="float">
            <text:p>1736.048835312</text:p>
          </table:table-cell>
          <table:table-cell/>
          <table:table-cell table:style-name="ce3" office:value-type="float" office:value="1.00000000000281" calcext:value-type="float">
            <text:p>1</text:p>
          </table:table-cell>
          <table:table-cell table:style-name="ce3" office:value-type="float" office:value="0.00000000488239493279252" calcext:value-type="float">
            <text:p>4.8823949327925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1865" calcext:value-type="float">
            <text:p>1736.048835318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3186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196" calcext:value-type="float">
            <text:p>1736.048835312</text:p>
          </table:table-cell>
          <table:table-cell/>
          <table:table-cell table:style-name="ce3" office:value-type="float" office:value="1.00000000000281" calcext:value-type="float">
            <text:p>1</text:p>
          </table:table-cell>
          <table:table-cell table:style-name="ce3" office:value-type="float" office:value="0.00000000488239493279252" calcext:value-type="float">
            <text:p>4.88239493279252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1865" calcext:value-type="float">
            <text:p>1736.048835318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3186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02" calcext:value-type="float">
            <text:p>2455.1438078402</text:p>
          </table:table-cell>
          <table:table-cell/>
          <table:table-cell table:style-name="ce3" office:value-type="float" office:value="1.00000000000281" calcext:value-type="float">
            <text:p>1</text:p>
          </table:table-cell>
          <table:table-cell table:style-name="ce3" office:value-type="float" office:value="0.00000000690124579705298" calcext:value-type="float">
            <text:p>6.9012457970529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84965" calcext:value-type="float">
            <text:p>2455.143807849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8496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51387056" calcext:value-type="float">
            <text:p>1.1740305139</text:p>
          </table:table-cell>
          <table:table-cell/>
          <table:table-cell table:style-name="ce3" office:value-type="float" office:value="0.999999999933796" calcext:value-type="float">
            <text:p>0.9999999999</text:p>
          </table:table-cell>
          <table:table-cell table:style-name="ce3" office:value-type="float" office:value="-0.0000000000777256037309826" calcext:value-type="float">
            <text:p>-7.7725603730982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376592" calcext:value-type="float">
            <text:p>1.174030513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376592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51387056" calcext:value-type="float">
            <text:p>1.1740305139</text:p>
          </table:table-cell>
          <table:table-cell/>
          <table:table-cell table:style-name="ce3" office:value-type="float" office:value="0.999999999933796" calcext:value-type="float">
            <text:p>0.9999999999</text:p>
          </table:table-cell>
          <table:table-cell table:style-name="ce3" office:value-type="float" office:value="-0.0000000000777260478201924" calcext:value-type="float">
            <text:p>-7.7726047820192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376592" calcext:value-type="float">
            <text:p>1.174030513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376592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35561" calcext:value-type="float">
            <text:p>1.6603298754</text:p>
          </table:table-cell>
          <table:table-cell/>
          <table:table-cell table:style-name="ce3" office:value-type="float" office:value="0.999999999933794" calcext:value-type="float">
            <text:p>0.9999999999</text:p>
          </table:table-cell>
          <table:table-cell table:style-name="ce3" office:value-type="float" office:value="-0.000000000109923403712742" calcext:value-type="float">
            <text:p>-1.0992340371274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520761" calcext:value-type="float">
            <text:p>1.660329875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520761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865" calcext:value-type="float">
            <text:p>1736.0488353187</text:p>
          </table:table-cell>
          <table:table-cell/>
          <table:table-cell table:style-name="ce3" office:value-type="float" office:value="0.999999999998962" calcext:value-type="float">
            <text:p>1</text:p>
          </table:table-cell>
          <table:table-cell table:style-name="ce3" office:value-type="float" office:value="-0.00000000180193637788761" calcext:value-type="float">
            <text:p>-1.80193637788761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31865" calcext:value-type="float">
            <text:p>1736.0488353187</text:p>
          </table:table-cell>
          <table:table-cell/>
          <table:table-cell table:style-name="ce4" table:formula="of:=[.F21]" office:value-type="float" office:value="1736.04883531196" calcext:value-type="float">
            <text:p>1736.048835312</text:p>
          </table:table-cell>
          <table:table-cell/>
          <table:table-cell table:formula="of:=[.M33]/[.O33]" office:value-type="float" office:value="1.00000000000385" calcext:value-type="float">
            <text:p>1</text:p>
          </table:table-cell>
          <table:table-cell table:formula="of:=[.M33]-[.O33]" office:value-type="float" office:value="0.00000000669001565256622" calcext:value-type="float">
            <text:p>6.6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865" calcext:value-type="float">
            <text:p>1736.0488353187</text:p>
          </table:table-cell>
          <table:table-cell/>
          <table:table-cell table:style-name="ce3" office:value-type="float" office:value="0.999999999998962" calcext:value-type="float">
            <text:p>1</text:p>
          </table:table-cell>
          <table:table-cell table:style-name="ce3" office:value-type="float" office:value="-0.00000000180193637788761" calcext:value-type="float">
            <text:p>-1.80193637788761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31865" calcext:value-type="float">
            <text:p>1736.0488353187</text:p>
          </table:table-cell>
          <table:table-cell/>
          <table:table-cell table:style-name="ce4" table:formula="of:=[.F22]" office:value-type="float" office:value="1736.04883531196" calcext:value-type="float">
            <text:p>1736.048835312</text:p>
          </table:table-cell>
          <table:table-cell/>
          <table:table-cell table:formula="of:=[.M34]/[.O34]" office:value-type="float" office:value="1.00000000000385" calcext:value-type="float">
            <text:p>1</text:p>
          </table:table-cell>
          <table:table-cell table:formula="of:=[.M34]-[.O34]" office:value-type="float" office:value="0.00000000669001565256622" calcext:value-type="float">
            <text:p>6.6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965" calcext:value-type="float">
            <text:p>2455.1438078497</text:p>
          </table:table-cell>
          <table:table-cell/>
          <table:table-cell table:style-name="ce3" office:value-type="float" office:value="0.999999999998961" calcext:value-type="float">
            <text:p>1</text:p>
          </table:table-cell>
          <table:table-cell table:style-name="ce3" office:value-type="float" office:value="-0.00000000255067789112218" calcext:value-type="float">
            <text:p>-2.5506778911221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84965" calcext:value-type="float">
            <text:p>2455.1438078497</text:p>
          </table:table-cell>
          <table:table-cell/>
          <table:table-cell table:style-name="ce4" table:formula="of:=[.F23]" office:value-type="float" office:value="2455.1438078402" calcext:value-type="float">
            <text:p>2455.1438078402</text:p>
          </table:table-cell>
          <table:table-cell/>
          <table:table-cell table:formula="of:=[.M35]/[.O35]" office:value-type="float" office:value="1.00000000000385" calcext:value-type="float">
            <text:p>1</text:p>
          </table:table-cell>
          <table:table-cell table:formula="of:=[.M35]-[.O35]" office:value-type="float" office:value="0.00000000944964995142072" calcext:value-type="float">
            <text:p>9.4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51376592" calcext:value-type="float">
            <text:p>1.1740305138</text:p>
          </table:table-cell>
          <table:table-cell/>
          <table:table-cell table:style-name="ce3" office:value-type="float" office:value="1.00000000002293" calcext:value-type="float">
            <text:p>1</text:p>
          </table:table-cell>
          <table:table-cell table:style-name="ce3" office:value-type="float" office:value="0.000000000026920021767296" calcext:value-type="float">
            <text:p>2.692002176729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376592" calcext:value-type="float">
            <text:p>1.1740305138</text:p>
          </table:table-cell>
          <table:table-cell/>
          <table:table-cell table:style-name="ce4" table:formula="of:=[.F24]" office:value-type="float" office:value="1.17403051387056" calcext:value-type="float">
            <text:p>1.1740305139</text:p>
          </table:table-cell>
          <table:table-cell/>
          <table:table-cell table:formula="of:=[.M36]/[.O36]" office:value-type="float" office:value="0.999999999910871" calcext:value-type="float">
            <text:p>0.9999999999</text:p>
          </table:table-cell>
          <table:table-cell table:formula="of:=[.M36]-[.O36]" office:value-type="float" office:value="-0.000000000104640074383155" calcext:value-type="float">
            <text:p>-1.0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51376592" calcext:value-type="float">
            <text:p>1.1740305138</text:p>
          </table:table-cell>
          <table:table-cell/>
          <table:table-cell table:style-name="ce3" office:value-type="float" office:value="1.00000000002293" calcext:value-type="float">
            <text:p>1</text:p>
          </table:table-cell>
          <table:table-cell table:style-name="ce3" office:value-type="float" office:value="0.0000000000269180233658517" calcext:value-type="float">
            <text:p>2.6918023365851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376592" calcext:value-type="float">
            <text:p>1.1740305138</text:p>
          </table:table-cell>
          <table:table-cell/>
          <table:table-cell table:style-name="ce4" table:formula="of:=[.F25]" office:value-type="float" office:value="1.17403051387056" calcext:value-type="float">
            <text:p>1.1740305139</text:p>
          </table:table-cell>
          <table:table-cell/>
          <table:table-cell table:formula="of:=[.M37]/[.O37]" office:value-type="float" office:value="0.999999999910871" calcext:value-type="float">
            <text:p>0.9999999999</text:p>
          </table:table-cell>
          <table:table-cell table:formula="of:=[.M37]-[.O37]" office:value-type="float" office:value="-0.000000000104640074383155" calcext:value-type="float">
            <text:p>-1.0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0761" calcext:value-type="float">
            <text:p>1.6603298752</text:p>
          </table:table-cell>
          <table:table-cell/>
          <table:table-cell table:style-name="ce3" office:value-type="float" office:value="1.00000000002293" calcext:value-type="float">
            <text:p>1</text:p>
          </table:table-cell>
          <table:table-cell table:style-name="ce3" office:value-type="float" office:value="0.0000000000380695475143966" calcext:value-type="float">
            <text:p>3.8069547514396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520761" calcext:value-type="float">
            <text:p>1.6603298752</text:p>
          </table:table-cell>
          <table:table-cell/>
          <table:table-cell table:style-name="ce4" table:formula="of:=[.F26]" office:value-type="float" office:value="1.66032987535561" calcext:value-type="float">
            <text:p>1.6603298754</text:p>
          </table:table-cell>
          <table:table-cell/>
          <table:table-cell table:formula="of:=[.M38]/[.O38]" office:value-type="float" office:value="0.999999999910861" calcext:value-type="float">
            <text:p>0.9999999999</text:p>
          </table:table-cell>
          <table:table-cell table:formula="of:=[.M38]-[.O38]" office:value-type="float" office:value="-0.000000000148000278699101" calcext:value-type="float">
            <text:p>-1.4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3168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3168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0.999999999999954" calcext:value-type="float">
            <text:p>1</text:p>
          </table:table-cell>
          <table:table-cell table:style-name="ce3" office:value-type="float" office:value="-0.0000000000000539568389967826" calcext:value-type="float">
            <text:p>-5.39568389967826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1379289" calcext:value-type="float">
            <text:p>1.174030513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1379289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0.999999999999953" calcext:value-type="float">
            <text:p>1</text:p>
          </table:table-cell>
          <table:table-cell table:style-name="ce3" office:value-type="float" office:value="-0.0000000000000550670620214078" calcext:value-type="float">
            <text:p>-5.50670620214078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1379289" calcext:value-type="float">
            <text:p>1.17403051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1379289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87524576" calcext:value-type="float">
            <text:p>1.6603298752</text:p>
          </table:table-cell>
          <table:table-cell/>
          <table:table-cell table:style-name="ce3" office:value-type="float" office:value="0.999999999999953" calcext:value-type="float">
            <text:p>1</text:p>
          </table:table-cell>
          <table:table-cell table:style-name="ce3" office:value-type="float" office:value="-0.000000000000077715611723761" calcext:value-type="float">
            <text:p>-7.7715611723761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7524576" calcext:value-type="float">
            <text:p>1.660329875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7524576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33]" office:value-type="float" office:value="1736.04883531865" calcext:value-type="float">
            <text:p>1736.0488353187</text:p>
          </table:table-cell>
          <table:table-cell/>
          <table:table-cell table:formula="of:=[.M57]/[.O57]" office:value-type="float" office:value="0.999999999998963" calcext:value-type="float">
            <text:p>1</text:p>
          </table:table-cell>
          <table:table-cell table:formula="of:=[.M57]-[.O57]" office:value-type="float" office:value="-0.00000000179989001480862" calcext:value-type="float">
            <text:p>-1.8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34]" office:value-type="float" office:value="1736.04883531865" calcext:value-type="float">
            <text:p>1736.0488353187</text:p>
          </table:table-cell>
          <table:table-cell/>
          <table:table-cell table:formula="of:=[.M58]/[.O58]" office:value-type="float" office:value="0.999999999998963" calcext:value-type="float">
            <text:p>1</text:p>
          </table:table-cell>
          <table:table-cell table:formula="of:=[.M58]-[.O58]" office:value-type="float" office:value="-0.00000000179989001480862" calcext:value-type="float">
            <text:p>-1.8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35]" office:value-type="float" office:value="2455.14380784965" calcext:value-type="float">
            <text:p>2455.1438078497</text:p>
          </table:table-cell>
          <table:table-cell/>
          <table:table-cell table:formula="of:=[.M59]/[.O59]" office:value-type="float" office:value="0.999999999998961" calcext:value-type="float">
            <text:p>1</text:p>
          </table:table-cell>
          <table:table-cell table:formula="of:=[.M59]-[.O59]" office:value-type="float" office:value="-0.0000000025497683964204" calcext:value-type="float">
            <text:p>-2.5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89" calcext:value-type="float">
            <text:p>1.1740305138</text:p>
          </table:table-cell>
          <table:table-cell/>
          <table:table-cell table:style-name="ce4" table:formula="of:=[.F36]" office:value-type="float" office:value="1.17403051376592" calcext:value-type="float">
            <text:p>1.1740305138</text:p>
          </table:table-cell>
          <table:table-cell/>
          <table:table-cell table:formula="of:=[.M60]/[.O60]" office:value-type="float" office:value="1.00000000002297" calcext:value-type="float">
            <text:p>1</text:p>
          </table:table-cell>
          <table:table-cell table:formula="of:=[.M60]-[.O60]" office:value-type="float" office:value="0.0000000000269699818034042" calcext:value-type="float">
            <text:p>2.7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89" calcext:value-type="float">
            <text:p>1.1740305138</text:p>
          </table:table-cell>
          <table:table-cell/>
          <table:table-cell table:style-name="ce4" table:formula="of:=[.F37]" office:value-type="float" office:value="1.17403051376592" calcext:value-type="float">
            <text:p>1.1740305138</text:p>
          </table:table-cell>
          <table:table-cell/>
          <table:table-cell table:formula="of:=[.M61]/[.O61]" office:value-type="float" office:value="1.00000000002297" calcext:value-type="float">
            <text:p>1</text:p>
          </table:table-cell>
          <table:table-cell table:formula="of:=[.M61]-[.O61]" office:value-type="float" office:value="0.0000000000269699818034042" calcext:value-type="float">
            <text:p>2.7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6" calcext:value-type="float">
            <text:p>1.6603298752</text:p>
          </table:table-cell>
          <table:table-cell/>
          <table:table-cell table:style-name="ce4" table:formula="of:=[.F38]" office:value-type="float" office:value="1.66032987520761" calcext:value-type="float">
            <text:p>1.6603298752</text:p>
          </table:table-cell>
          <table:table-cell/>
          <table:table-cell table:formula="of:=[.M62]/[.O62]" office:value-type="float" office:value="1.00000000002298" calcext:value-type="float">
            <text:p>1</text:p>
          </table:table-cell>
          <table:table-cell table:formula="of:=[.M62]-[.O62]" office:value-type="float" office:value="0.0000000000381501497059844" calcext:value-type="float">
            <text:p>3.8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21]" office:value-type="float" office:value="1736.04883531196" calcext:value-type="float">
            <text:p>1736.048835312</text:p>
          </table:table-cell>
          <table:table-cell/>
          <table:table-cell table:formula="of:=[.M69]/[.O69]" office:value-type="float" office:value="1.00000000000282" calcext:value-type="float">
            <text:p>1</text:p>
          </table:table-cell>
          <table:table-cell table:formula="of:=[.M69]-[.O69]" office:value-type="float" office:value="0.00000000489012563775759" calcext:value-type="float">
            <text:p>4.8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22]" office:value-type="float" office:value="1736.04883531196" calcext:value-type="float">
            <text:p>1736.048835312</text:p>
          </table:table-cell>
          <table:table-cell/>
          <table:table-cell table:formula="of:=[.M70]/[.O70]" office:value-type="float" office:value="1.00000000000282" calcext:value-type="float">
            <text:p>1</text:p>
          </table:table-cell>
          <table:table-cell table:formula="of:=[.M70]-[.O70]" office:value-type="float" office:value="0.00000000489012563775759" calcext:value-type="float">
            <text:p>4.8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23]" office:value-type="float" office:value="2455.1438078402" calcext:value-type="float">
            <text:p>2455.1438078402</text:p>
          </table:table-cell>
          <table:table-cell/>
          <table:table-cell table:formula="of:=[.M71]/[.O71]" office:value-type="float" office:value="1.00000000000281" calcext:value-type="float">
            <text:p>1</text:p>
          </table:table-cell>
          <table:table-cell table:formula="of:=[.M71]-[.O71]" office:value-type="float" office:value="0.00000000689988155500032" calcext:value-type="float">
            <text:p>6.9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89" calcext:value-type="float">
            <text:p>1.1740305138</text:p>
          </table:table-cell>
          <table:table-cell/>
          <table:table-cell table:style-name="ce4" table:formula="of:=[.F24]" office:value-type="float" office:value="1.17403051387056" calcext:value-type="float">
            <text:p>1.1740305139</text:p>
          </table:table-cell>
          <table:table-cell/>
          <table:table-cell table:formula="of:=[.M72]/[.O72]" office:value-type="float" office:value="0.999999999933843" calcext:value-type="float">
            <text:p>0.9999999999</text:p>
          </table:table-cell>
          <table:table-cell table:formula="of:=[.M72]-[.O72]" office:value-type="float" office:value="-0.0000000000776700925797513" calcext:value-type="float">
            <text:p>-7.7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89" calcext:value-type="float">
            <text:p>1.1740305138</text:p>
          </table:table-cell>
          <table:table-cell/>
          <table:table-cell table:style-name="ce4" table:formula="of:=[.F25]" office:value-type="float" office:value="1.17403051387056" calcext:value-type="float">
            <text:p>1.1740305139</text:p>
          </table:table-cell>
          <table:table-cell/>
          <table:table-cell table:formula="of:=[.M73]/[.O73]" office:value-type="float" office:value="0.999999999933843" calcext:value-type="float">
            <text:p>0.9999999999</text:p>
          </table:table-cell>
          <table:table-cell table:formula="of:=[.M73]-[.O73]" office:value-type="float" office:value="-0.0000000000776700925797513" calcext:value-type="float">
            <text:p>-7.7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6" calcext:value-type="float">
            <text:p>1.6603298752</text:p>
          </table:table-cell>
          <table:table-cell/>
          <table:table-cell table:style-name="ce4" table:formula="of:=[.F26]" office:value-type="float" office:value="1.66032987535561" calcext:value-type="float">
            <text:p>1.6603298754</text:p>
          </table:table-cell>
          <table:table-cell/>
          <table:table-cell table:formula="of:=[.M74]/[.O74]" office:value-type="float" office:value="0.999999999933838" calcext:value-type="float">
            <text:p>0.9999999999</text:p>
          </table:table-cell>
          <table:table-cell table:formula="of:=[.M74]-[.O74]" office:value-type="float" office:value="-0.000000000109850128993116" calcext:value-type="float">
            <text:p>-1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31652" calcext:value-type="float">
            <text:p>1736.048835316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353165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31652" calcext:value-type="float">
            <text:p>1736.048835316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353165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84664" calcext:value-type="float">
            <text:p>2455.143807846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078466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89" calcext:value-type="float">
            <text:p>1.1740305138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89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379803" calcext:value-type="float">
            <text:p>1.174030513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51379803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89" calcext:value-type="float">
            <text:p>1.1740305138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89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379803" calcext:value-type="float">
            <text:p>1.174030513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51379803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7525303" calcext:value-type="float">
            <text:p>1.660329875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87525303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52" calcext:value-type="float">
            <text:p>1736.0488353165</text:p>
          </table:table-cell>
          <table:table-cell/>
          <table:table-cell table:style-name="ce3" office:value-type="float" office:value="1.00000000000019" calcext:value-type="float">
            <text:p>1</text:p>
          </table:table-cell>
          <table:table-cell table:style-name="ce3" office:value-type="float" office:value="0.000000000329464455717243" calcext:value-type="float">
            <text:p>3.2946445571724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1712" calcext:value-type="float">
            <text:p>1736.048835317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317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52" calcext:value-type="float">
            <text:p>1736.0488353165</text:p>
          </table:table-cell>
          <table:table-cell/>
          <table:table-cell table:style-name="ce3" office:value-type="float" office:value="1.00000000000019" calcext:value-type="float">
            <text:p>1</text:p>
          </table:table-cell>
          <table:table-cell table:style-name="ce3" office:value-type="float" office:value="0.000000000329464455717243" calcext:value-type="float">
            <text:p>3.29464455717243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1712" calcext:value-type="float">
            <text:p>1736.048835317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317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664" calcext:value-type="float">
            <text:p>2455.1438078466</text:p>
          </table:table-cell>
          <table:table-cell/>
          <table:table-cell table:style-name="ce3" office:value-type="float" office:value="1.00000000000019" calcext:value-type="float">
            <text:p>1</text:p>
          </table:table-cell>
          <table:table-cell table:style-name="ce3" office:value-type="float" office:value="0.000000000466116034658626" calcext:value-type="float">
            <text:p>4.6611603465862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84749" calcext:value-type="float">
            <text:p>2455.143807847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8474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51379803" calcext:value-type="float">
            <text:p>1.1740305138</text:p>
          </table:table-cell>
          <table:table-cell/>
          <table:table-cell table:style-name="ce3" office:value-type="float" office:value="0.999999999995623" calcext:value-type="float">
            <text:p>1</text:p>
          </table:table-cell>
          <table:table-cell table:style-name="ce3" office:value-type="float" office:value="-0.00000000000513922238098985" calcext:value-type="float">
            <text:p>-5.1392223809898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37888" calcext:value-type="float">
            <text:p>1.174030513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3788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51379803" calcext:value-type="float">
            <text:p>1.1740305138</text:p>
          </table:table-cell>
          <table:table-cell/>
          <table:table-cell table:style-name="ce3" office:value-type="float" office:value="0.999999999995622" calcext:value-type="float">
            <text:p>1</text:p>
          </table:table-cell>
          <table:table-cell table:style-name="ce3" office:value-type="float" office:value="-0.00000000000514033260401447" calcext:value-type="float">
            <text:p>-5.1403326040144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37888" calcext:value-type="float">
            <text:p>1.174030513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3788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5303" calcext:value-type="float">
            <text:p>1.6603298753</text:p>
          </table:table-cell>
          <table:table-cell/>
          <table:table-cell table:style-name="ce3" office:value-type="float" office:value="0.999999999995623" calcext:value-type="float">
            <text:p>1</text:p>
          </table:table-cell>
          <table:table-cell table:style-name="ce3" office:value-type="float" office:value="-0.0000000000072668537853815" calcext:value-type="float">
            <text:p>-7.266853785381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523997" calcext:value-type="float">
            <text:p>1.660329875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52399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712" calcext:value-type="float">
            <text:p>1736.0488353171</text:p>
          </table:table-cell>
          <table:table-cell/>
          <table:table-cell table:style-name="ce3" office:value-type="float" office:value="0.999999999999842" calcext:value-type="float">
            <text:p>1</text:p>
          </table:table-cell>
          <table:table-cell table:style-name="ce3" office:value-type="float" office:value="-0.000000000275122147286311" calcext:value-type="float">
            <text:p>-2.7512214728631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31712" calcext:value-type="float">
            <text:p>1736.0488353171</text:p>
          </table:table-cell>
          <table:table-cell/>
          <table:table-cell table:style-name="ce4" table:formula="of:=[.F21]" office:value-type="float" office:value="1736.04883531652" calcext:value-type="float">
            <text:p>1736.0488353165</text:p>
          </table:table-cell>
          <table:table-cell/>
          <table:table-cell table:formula="of:=[.M33]/[.O33]" office:value-type="float" office:value="1.00000000000035" calcext:value-type="float">
            <text:p>1</text:p>
          </table:table-cell>
          <table:table-cell table:formula="of:=[.M33]-[.O33]" office:value-type="float" office:value="0.000000000600039129494689" calcext:value-type="float">
            <text:p>6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712" calcext:value-type="float">
            <text:p>1736.0488353171</text:p>
          </table:table-cell>
          <table:table-cell/>
          <table:table-cell table:style-name="ce3" office:value-type="float" office:value="0.999999999999842" calcext:value-type="float">
            <text:p>1</text:p>
          </table:table-cell>
          <table:table-cell table:style-name="ce3" office:value-type="float" office:value="-0.000000000275122147286311" calcext:value-type="float">
            <text:p>-2.7512214728631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31712" calcext:value-type="float">
            <text:p>1736.0488353171</text:p>
          </table:table-cell>
          <table:table-cell/>
          <table:table-cell table:style-name="ce4" table:formula="of:=[.F22]" office:value-type="float" office:value="1736.04883531652" calcext:value-type="float">
            <text:p>1736.0488353165</text:p>
          </table:table-cell>
          <table:table-cell/>
          <table:table-cell table:formula="of:=[.M34]/[.O34]" office:value-type="float" office:value="1.00000000000035" calcext:value-type="float">
            <text:p>1</text:p>
          </table:table-cell>
          <table:table-cell table:formula="of:=[.M34]-[.O34]" office:value-type="float" office:value="0.000000000600039129494689" calcext:value-type="float">
            <text:p>6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49" calcext:value-type="float">
            <text:p>2455.1438078475</text:p>
          </table:table-cell>
          <table:table-cell/>
          <table:table-cell table:style-name="ce3" office:value-type="float" office:value="0.999999999999841" calcext:value-type="float">
            <text:p>1</text:p>
          </table:table-cell>
          <table:table-cell table:style-name="ce3" office:value-type="float" office:value="-0.000000000390173227060586" calcext:value-type="float">
            <text:p>-3.9017322706058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84749" calcext:value-type="float">
            <text:p>2455.1438078475</text:p>
          </table:table-cell>
          <table:table-cell/>
          <table:table-cell table:style-name="ce4" table:formula="of:=[.F23]" office:value-type="float" office:value="2455.14380784664" calcext:value-type="float">
            <text:p>2455.1438078466</text:p>
          </table:table-cell>
          <table:table-cell/>
          <table:table-cell table:formula="of:=[.M35]/[.O35]" office:value-type="float" office:value="1.00000000000035" calcext:value-type="float">
            <text:p>1</text:p>
          </table:table-cell>
          <table:table-cell table:formula="of:=[.M35]-[.O35]" office:value-type="float" office:value="0.000000000849922798806801" calcext:value-type="float">
            <text:p>8.5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5137888" calcext:value-type="float">
            <text:p>1.1740305138</text:p>
          </table:table-cell>
          <table:table-cell/>
          <table:table-cell table:style-name="ce3" office:value-type="float" office:value="1.00000000000349" calcext:value-type="float">
            <text:p>1</text:p>
          </table:table-cell>
          <table:table-cell table:style-name="ce3" office:value-type="float" office:value="0.00000000000409583478244713" calcext:value-type="float">
            <text:p>4.09583478244713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37888" calcext:value-type="float">
            <text:p>1.1740305138</text:p>
          </table:table-cell>
          <table:table-cell/>
          <table:table-cell table:style-name="ce4" table:formula="of:=[.F24]" office:value-type="float" office:value="1.17403051379803" calcext:value-type="float">
            <text:p>1.1740305138</text:p>
          </table:table-cell>
          <table:table-cell/>
          <table:table-cell table:formula="of:=[.M36]/[.O36]" office:value-type="float" office:value="0.999999999992138" calcext:value-type="float">
            <text:p>1</text:p>
          </table:table-cell>
          <table:table-cell table:formula="of:=[.M36]-[.O36]" office:value-type="float" office:value="-0.0000000000092299501375237" calcext:value-type="float">
            <text:p>-9.2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5137888" calcext:value-type="float">
            <text:p>1.1740305138</text:p>
          </table:table-cell>
          <table:table-cell/>
          <table:table-cell table:style-name="ce3" office:value-type="float" office:value="1.00000000000349" calcext:value-type="float">
            <text:p>1</text:p>
          </table:table-cell>
          <table:table-cell table:style-name="ce3" office:value-type="float" office:value="0.00000000000409494660402743" calcext:value-type="float">
            <text:p>4.0949466040274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37888" calcext:value-type="float">
            <text:p>1.1740305138</text:p>
          </table:table-cell>
          <table:table-cell/>
          <table:table-cell table:style-name="ce4" table:formula="of:=[.F25]" office:value-type="float" office:value="1.17403051379803" calcext:value-type="float">
            <text:p>1.1740305138</text:p>
          </table:table-cell>
          <table:table-cell/>
          <table:table-cell table:formula="of:=[.M37]/[.O37]" office:value-type="float" office:value="0.999999999992138" calcext:value-type="float">
            <text:p>1</text:p>
          </table:table-cell>
          <table:table-cell table:formula="of:=[.M37]-[.O37]" office:value-type="float" office:value="-0.0000000000092299501375237" calcext:value-type="float">
            <text:p>-9.2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3997" calcext:value-type="float">
            <text:p>1.6603298752</text:p>
          </table:table-cell>
          <table:table-cell/>
          <table:table-cell table:style-name="ce3" office:value-type="float" office:value="1.00000000000349" calcext:value-type="float">
            <text:p>1</text:p>
          </table:table-cell>
          <table:table-cell table:style-name="ce3" office:value-type="float" office:value="0.00000000000579247760867929" calcext:value-type="float">
            <text:p>5.79247760867929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523997" calcext:value-type="float">
            <text:p>1.6603298752</text:p>
          </table:table-cell>
          <table:table-cell/>
          <table:table-cell table:style-name="ce4" table:formula="of:=[.F26]" office:value-type="float" office:value="1.66032987525303" calcext:value-type="float">
            <text:p>1.6603298753</text:p>
          </table:table-cell>
          <table:table-cell/>
          <table:table-cell table:formula="of:=[.M38]/[.O38]" office:value-type="float" office:value="0.999999999992134" calcext:value-type="float">
            <text:p>1</text:p>
          </table:table-cell>
          <table:table-cell table:formula="of:=[.M38]-[.O38]" office:value-type="float" office:value="-0.0000000000130599975278756" calcext:value-type="float">
            <text:p>-1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3168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3168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4.44089209850063E-016" calcext:value-type="float">
            <text:p>-4.4408920985006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137929" calcext:value-type="float">
            <text:p>1.174030513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137929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2.22044604925031E-015" calcext:value-type="float">
            <text:p>-2.22044604925031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137929" calcext:value-type="float">
            <text:p>1.17403051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137929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88178419700125E-016" calcext:value-type="float">
            <text:p>8.8817841970012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7524577" calcext:value-type="float">
            <text:p>1.660329875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752457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33]" office:value-type="float" office:value="1736.04883531712" calcext:value-type="float">
            <text:p>1736.0488353171</text:p>
          </table:table-cell>
          <table:table-cell/>
          <table:table-cell table:formula="of:=[.M57]/[.O57]" office:value-type="float" office:value="0.999999999999845" calcext:value-type="float">
            <text:p>1</text:p>
          </table:table-cell>
          <table:table-cell table:formula="of:=[.M57]-[.O57]" office:value-type="float" office:value="-0.000000000269892552751116" calcext:value-type="float">
            <text:p>-2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34]" office:value-type="float" office:value="1736.04883531712" calcext:value-type="float">
            <text:p>1736.0488353171</text:p>
          </table:table-cell>
          <table:table-cell/>
          <table:table-cell table:formula="of:=[.M58]/[.O58]" office:value-type="float" office:value="0.999999999999845" calcext:value-type="float">
            <text:p>1</text:p>
          </table:table-cell>
          <table:table-cell table:formula="of:=[.M58]-[.O58]" office:value-type="float" office:value="-0.000000000269892552751116" calcext:value-type="float">
            <text:p>-2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35]" office:value-type="float" office:value="2455.14380784749" calcext:value-type="float">
            <text:p>2455.1438078475</text:p>
          </table:table-cell>
          <table:table-cell/>
          <table:table-cell table:formula="of:=[.M59]/[.O59]" office:value-type="float" office:value="0.999999999999841" calcext:value-type="float">
            <text:p>1</text:p>
          </table:table-cell>
          <table:table-cell table:formula="of:=[.M59]-[.O59]" office:value-type="float" office:value="-0.0000000003897184797097" calcext:value-type="float">
            <text:p>-3.9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9" calcext:value-type="float">
            <text:p>1.1740305138</text:p>
          </table:table-cell>
          <table:table-cell/>
          <table:table-cell table:style-name="ce4" table:formula="of:=[.F36]" office:value-type="float" office:value="1.1740305137888" calcext:value-type="float">
            <text:p>1.1740305138</text:p>
          </table:table-cell>
          <table:table-cell/>
          <table:table-cell table:formula="of:=[.M60]/[.O60]" office:value-type="float" office:value="1.00000000000349" calcext:value-type="float">
            <text:p>1</text:p>
          </table:table-cell>
          <table:table-cell table:formula="of:=[.M60]-[.O60]" office:value-type="float" office:value="0.00000000000409983158533578" calcext:value-type="float">
            <text:p>4.10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9" calcext:value-type="float">
            <text:p>1.1740305138</text:p>
          </table:table-cell>
          <table:table-cell/>
          <table:table-cell table:style-name="ce4" table:formula="of:=[.F37]" office:value-type="float" office:value="1.1740305137888" calcext:value-type="float">
            <text:p>1.1740305138</text:p>
          </table:table-cell>
          <table:table-cell/>
          <table:table-cell table:formula="of:=[.M61]/[.O61]" office:value-type="float" office:value="1.00000000000349" calcext:value-type="float">
            <text:p>1</text:p>
          </table:table-cell>
          <table:table-cell table:formula="of:=[.M61]-[.O61]" office:value-type="float" office:value="0.00000000000409983158533578" calcext:value-type="float">
            <text:p>4.10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7" calcext:value-type="float">
            <text:p>1.6603298752</text:p>
          </table:table-cell>
          <table:table-cell/>
          <table:table-cell table:style-name="ce4" table:formula="of:=[.F38]" office:value-type="float" office:value="1.66032987523997" calcext:value-type="float">
            <text:p>1.6603298752</text:p>
          </table:table-cell>
          <table:table-cell/>
          <table:table-cell table:formula="of:=[.M62]/[.O62]" office:value-type="float" office:value="1.00000000000349" calcext:value-type="float">
            <text:p>1</text:p>
          </table:table-cell>
          <table:table-cell table:formula="of:=[.M62]-[.O62]" office:value-type="float" office:value="0.00000000000580002712524674" calcext:value-type="float">
            <text:p>5.80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21]" office:value-type="float" office:value="1736.04883531652" calcext:value-type="float">
            <text:p>1736.0488353165</text:p>
          </table:table-cell>
          <table:table-cell/>
          <table:table-cell table:formula="of:=[.M69]/[.O69]" office:value-type="float" office:value="1.00000000000019" calcext:value-type="float">
            <text:p>1</text:p>
          </table:table-cell>
          <table:table-cell table:formula="of:=[.M69]-[.O69]" office:value-type="float" office:value="0.000000000330146576743573" calcext:value-type="float">
            <text:p>3.3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22]" office:value-type="float" office:value="1736.04883531652" calcext:value-type="float">
            <text:p>1736.0488353165</text:p>
          </table:table-cell>
          <table:table-cell/>
          <table:table-cell table:formula="of:=[.M70]/[.O70]" office:value-type="float" office:value="1.00000000000019" calcext:value-type="float">
            <text:p>1</text:p>
          </table:table-cell>
          <table:table-cell table:formula="of:=[.M70]-[.O70]" office:value-type="float" office:value="0.000000000330146576743573" calcext:value-type="float">
            <text:p>3.3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23]" office:value-type="float" office:value="2455.14380784664" calcext:value-type="float">
            <text:p>2455.1438078466</text:p>
          </table:table-cell>
          <table:table-cell/>
          <table:table-cell table:formula="of:=[.M71]/[.O71]" office:value-type="float" office:value="1.00000000000019" calcext:value-type="float">
            <text:p>1</text:p>
          </table:table-cell>
          <table:table-cell table:formula="of:=[.M71]-[.O71]" office:value-type="float" office:value="0.000000000460204319097102" calcext:value-type="float">
            <text:p>4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9" calcext:value-type="float">
            <text:p>1.1740305138</text:p>
          </table:table-cell>
          <table:table-cell/>
          <table:table-cell table:style-name="ce4" table:formula="of:=[.F24]" office:value-type="float" office:value="1.17403051379803" calcext:value-type="float">
            <text:p>1.1740305138</text:p>
          </table:table-cell>
          <table:table-cell/>
          <table:table-cell table:formula="of:=[.M72]/[.O72]" office:value-type="float" office:value="0.99999999999563" calcext:value-type="float">
            <text:p>1</text:p>
          </table:table-cell>
          <table:table-cell table:formula="of:=[.M72]-[.O72]" office:value-type="float" office:value="-0.00000000000513011855218792" calcext:value-type="float">
            <text:p>-5.1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9" calcext:value-type="float">
            <text:p>1.1740305138</text:p>
          </table:table-cell>
          <table:table-cell/>
          <table:table-cell table:style-name="ce4" table:formula="of:=[.F25]" office:value-type="float" office:value="1.17403051379803" calcext:value-type="float">
            <text:p>1.1740305138</text:p>
          </table:table-cell>
          <table:table-cell/>
          <table:table-cell table:formula="of:=[.M73]/[.O73]" office:value-type="float" office:value="0.99999999999563" calcext:value-type="float">
            <text:p>1</text:p>
          </table:table-cell>
          <table:table-cell table:formula="of:=[.M73]-[.O73]" office:value-type="float" office:value="-0.00000000000513011855218792" calcext:value-type="float">
            <text:p>-5.1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7" calcext:value-type="float">
            <text:p>1.6603298752</text:p>
          </table:table-cell>
          <table:table-cell/>
          <table:table-cell table:style-name="ce4" table:formula="of:=[.F26]" office:value-type="float" office:value="1.66032987525303" calcext:value-type="float">
            <text:p>1.6603298753</text:p>
          </table:table-cell>
          <table:table-cell/>
          <table:table-cell table:formula="of:=[.M74]/[.O74]" office:value-type="float" office:value="0.999999999995627" calcext:value-type="float">
            <text:p>1</text:p>
          </table:table-cell>
          <table:table-cell table:formula="of:=[.M74]-[.O74]" office:value-type="float" office:value="-0.00000000000725997040262882" calcext:value-type="float">
            <text:p>-7.2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31681" calcext:value-type="float">
            <text:p>1736.048835316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3531681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31681" calcext:value-type="float">
            <text:p>1736.048835316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3531681" calcext:value-type="float">
            <text:p>-1.74E+003</text:p>
          </table:table-cell>
          <table:table-cell/>
          <table:table-cell table:style-name="ce3" table:formula="of:=SQRT([.D9]*[.D9]+[.D10]*[.D10]+[.D11]*[.D11])" office:value-type="float" office:value="3472.0976706337" calcext:value-type="float">
            <text:p>3472.097670633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0976706337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84706" calcext:value-type="float">
            <text:p>2455.143807847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0784706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37934" calcext:value-type="float">
            <text:p>1.174030513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5137934" calcext:value-type="float">
            <text:p>-1.17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37934" calcext:value-type="float">
            <text:p>1.174030513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5137934" calcext:value-type="float">
            <text:p>-1.17E+000</text:p>
          </table:table-cell>
          <table:table-cell/>
          <table:table-cell table:style-name="ce3" table:formula="of:=SQRT([.D12]*[.D12]+[.D13]*[.D13]+[.D14]*[.D14])" office:value-type="float" office:value="2.3480610275858" calcext:value-type="float">
            <text:p>2.3480610276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480610275858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7524647" calcext:value-type="float">
            <text:p>1.660329875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87524647" calcext:value-type="float">
            <text:p>-1.66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1" calcext:value-type="float">
            <text:p>1736.0488353168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325144355883822" calcext:value-type="float">
            <text:p>3.2514435588382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1689" calcext:value-type="float">
            <text:p>1736.048835316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31689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1" calcext:value-type="float">
            <text:p>1736.0488353168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325144355883822" calcext:value-type="float">
            <text:p>3.2514435588382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1689" calcext:value-type="float">
            <text:p>1736.048835316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31689" calcext:value-type="float">
            <text:p>-1.74E+003</text:p>
          </table:table-cell>
          <table:table-cell/>
          <table:table-cell table:style-name="ce3" table:formula="of:=SQRT([.D21]*[.D21]+[.D22]*[.D22]+[.D23]*[.D23])" office:value-type="float" office:value="3472.0976706337" calcext:value-type="float">
            <text:p>3472.0976706337</text:p>
          </table:table-cell>
          <table:table-cell/>
          <table:table-cell table:style-name="ce3" table:formula="of:=SQRT([.F21]*[.F21]+[.F22]*[.F22]+[.F23]*[.F23])" office:value-type="float" office:value="3472.09767063363" calcext:value-type="float">
            <text:p>3472.0976706336</text:p>
          </table:table-cell>
          <table:table-cell/>
          <table:table-cell table:formula="of:=[.T22]/[.V22]" office:value-type="float" office:value="1.00000000000002" calcext:value-type="float">
            <text:p>1</text:p>
          </table:table-cell>
          <table:table-cell table:formula="of:=[.T22]-[.V22]" office:value-type="float" office:value="0.0000000000677573552820832" calcext:value-type="float">
            <text:p>6.77573552820832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06" calcext:value-type="float">
            <text:p>2455.143807847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459294824395329" calcext:value-type="float">
            <text:p>4.59294824395329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84716" calcext:value-type="float">
            <text:p>2455.143807847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84716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34" calcext:value-type="float">
            <text:p>1.1740305138</text:p>
          </table:table-cell>
          <table:table-cell/>
          <table:table-cell table:style-name="ce3" office:value-type="float" office:value="0.999999999999576" calcext:value-type="float">
            <text:p>1</text:p>
          </table:table-cell>
          <table:table-cell table:style-name="ce3" office:value-type="float" office:value="-0.000000000000498046048846845" calcext:value-type="float">
            <text:p>-4.98046048846845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379226" calcext:value-type="float">
            <text:p>1.174030513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379226" calcext:value-type="float">
            <text:p>-1.17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34" calcext:value-type="float">
            <text:p>1.1740305138</text:p>
          </table:table-cell>
          <table:table-cell/>
          <table:table-cell table:style-name="ce3" office:value-type="float" office:value="0.999999999999575" calcext:value-type="float">
            <text:p>1</text:p>
          </table:table-cell>
          <table:table-cell table:style-name="ce3" office:value-type="float" office:value="-0.000000000000498934227266545" calcext:value-type="float">
            <text:p>-4.98934227266545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379226" calcext:value-type="float">
            <text:p>1.174030513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379226" calcext:value-type="float">
            <text:p>-1.17E+000</text:p>
          </table:table-cell>
          <table:table-cell/>
          <table:table-cell table:style-name="ce3" table:formula="of:=SQRT([.D24]*[.D24]+[.D25]*[.D25]+[.D26]*[.D26])" office:value-type="float" office:value="2.3480610275858" calcext:value-type="float">
            <text:p>2.3480610276</text:p>
          </table:table-cell>
          <table:table-cell/>
          <table:table-cell table:style-name="ce3" table:formula="of:=SQRT([.F24]*[.F24]+[.F25]*[.F25]+[.F26]*[.F26])" office:value-type="float" office:value="2.34806102758679" calcext:value-type="float">
            <text:p>2.3480610276</text:p>
          </table:table-cell>
          <table:table-cell/>
          <table:table-cell table:formula="of:=[.T25]/[.V25]" office:value-type="float" office:value="0.999999999999576" calcext:value-type="float">
            <text:p>1</text:p>
          </table:table-cell>
          <table:table-cell table:formula="of:=[.T25]-[.V25]" office:value-type="float" office:value="-0.00000000000099475983006414" calcext:value-type="float">
            <text:p>-9.9475983006414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647" calcext:value-type="float">
            <text:p>1.6603298752</text:p>
          </table:table-cell>
          <table:table-cell/>
          <table:table-cell table:style-name="ce3" office:value-type="float" office:value="0.999999999999576" calcext:value-type="float">
            <text:p>1</text:p>
          </table:table-cell>
          <table:table-cell table:style-name="ce3" office:value-type="float" office:value="-0.000000000000704547531427124" calcext:value-type="float">
            <text:p>-7.0454753142712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524487" calcext:value-type="float">
            <text:p>1.660329875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524487" calcext:value-type="float">
            <text:p>-1.66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9" calcext:value-type="float">
            <text:p>1736.0488353169</text:p>
          </table:table-cell>
          <table:table-cell/>
          <table:table-cell table:style-name="ce3" office:value-type="float" office:value="0.999999999999975" calcext:value-type="float">
            <text:p>1</text:p>
          </table:table-cell>
          <table:table-cell table:style-name="ce3" office:value-type="float" office:value="-0.0000000000438831193605438" calcext:value-type="float">
            <text:p>-4.38831193605438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31689" calcext:value-type="float">
            <text:p>1736.0488353169</text:p>
          </table:table-cell>
          <table:table-cell/>
          <table:table-cell table:style-name="ce4" table:formula="of:=[.F21]" office:value-type="float" office:value="1736.04883531681" calcext:value-type="float">
            <text:p>1736.0488353168</text:p>
          </table:table-cell>
          <table:table-cell/>
          <table:table-cell table:formula="of:=[.M33]/[.O33]" office:value-type="float" office:value="1.00000000000005" calcext:value-type="float">
            <text:p>1</text:p>
          </table:table-cell>
          <table:table-cell table:formula="of:=[.M33]-[.O33]" office:value-type="float" office:value="0.0000000000800355337560177" calcext:value-type="float">
            <text:p>8.0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9" calcext:value-type="float">
            <text:p>1736.0488353169</text:p>
          </table:table-cell>
          <table:table-cell/>
          <table:table-cell table:style-name="ce3" office:value-type="float" office:value="0.999999999999975" calcext:value-type="float">
            <text:p>1</text:p>
          </table:table-cell>
          <table:table-cell table:style-name="ce3" office:value-type="float" office:value="-0.0000000000438831193605438" calcext:value-type="float">
            <text:p>-4.38831193605438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31689" calcext:value-type="float">
            <text:p>1736.0488353169</text:p>
          </table:table-cell>
          <table:table-cell/>
          <table:table-cell table:style-name="ce4" table:formula="of:=[.F22]" office:value-type="float" office:value="1736.04883531681" calcext:value-type="float">
            <text:p>1736.0488353168</text:p>
          </table:table-cell>
          <table:table-cell/>
          <table:table-cell table:formula="of:=[.M34]/[.O34]" office:value-type="float" office:value="1.00000000000005" calcext:value-type="float">
            <text:p>1</text:p>
          </table:table-cell>
          <table:table-cell table:formula="of:=[.M34]-[.O34]" office:value-type="float" office:value="0.0000000000800355337560177" calcext:value-type="float">
            <text:p>8.00E-011</text:p>
          </table:table-cell>
          <table:table-cell/>
          <table:table-cell table:style-name="ce3" table:formula="of:=SQRT([.D33]*[.D33]+[.D34]*[.D34]+[.D35]*[.D35])" office:value-type="float" office:value="3472.0976706337" calcext:value-type="float">
            <text:p>3472.0976706337</text:p>
          </table:table-cell>
          <table:table-cell/>
          <table:table-cell table:style-name="ce3" table:formula="of:=SQRT([.F33]*[.F33]+[.F34]*[.F34]+[.F35]*[.F35])" office:value-type="float" office:value="3472.09767063378" calcext:value-type="float">
            <text:p>3472.0976706338</text:p>
          </table:table-cell>
          <table:table-cell/>
          <table:table-cell table:formula="of:=[.T34]/[.V34]" office:value-type="float" office:value="0.999999999999976" calcext:value-type="float">
            <text:p>1</text:p>
          </table:table-cell>
          <table:table-cell table:formula="of:=[.T34]-[.V34]" office:value-type="float" office:value="-0.00000000008230927051045" calcext:value-type="float">
            <text:p>-8.230927051045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6" calcext:value-type="float">
            <text:p>2455.1438078472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591171556152403" calcext:value-type="float">
            <text:p>-5.9117155615240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84716" calcext:value-type="float">
            <text:p>2455.1438078472</text:p>
          </table:table-cell>
          <table:table-cell/>
          <table:table-cell table:style-name="ce4" table:formula="of:=[.F23]" office:value-type="float" office:value="2455.14380784706" calcext:value-type="float">
            <text:p>2455.1438078471</text:p>
          </table:table-cell>
          <table:table-cell/>
          <table:table-cell table:formula="of:=[.M35]/[.O35]" office:value-type="float" office:value="1.00000000000004" calcext:value-type="float">
            <text:p>1</text:p>
          </table:table-cell>
          <table:table-cell table:formula="of:=[.M35]-[.O35]" office:value-type="float" office:value="0.000000000100044417195022" calcext:value-type="float">
            <text:p>1.00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26" calcext:value-type="float">
            <text:p>1.1740305138</text:p>
          </table:table-cell>
          <table:table-cell/>
          <table:table-cell table:style-name="ce3" office:value-type="float" office:value="1.00000000000054" calcext:value-type="float">
            <text:p>1</text:p>
          </table:table-cell>
          <table:table-cell table:style-name="ce3" office:value-type="float" office:value="0.000000000000634381436270814" calcext:value-type="float">
            <text:p>6.3438143627081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379226" calcext:value-type="float">
            <text:p>1.1740305138</text:p>
          </table:table-cell>
          <table:table-cell/>
          <table:table-cell table:style-name="ce4" table:formula="of:=[.F24]" office:value-type="float" office:value="1.1740305137934" calcext:value-type="float">
            <text:p>1.1740305138</text:p>
          </table:table-cell>
          <table:table-cell/>
          <table:table-cell table:formula="of:=[.M36]/[.O36]" office:value-type="float" office:value="0.999999999999029" calcext:value-type="float">
            <text:p>1</text:p>
          </table:table-cell>
          <table:table-cell table:formula="of:=[.M36]-[.O36]" office:value-type="float" office:value="-0.00000000000113997700168511" calcext:value-type="float">
            <text:p>-1.14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26" calcext:value-type="float">
            <text:p>1.1740305138</text:p>
          </table:table-cell>
          <table:table-cell/>
          <table:table-cell table:style-name="ce3" office:value-type="float" office:value="1.00000000000054" calcext:value-type="float">
            <text:p>1</text:p>
          </table:table-cell>
          <table:table-cell table:style-name="ce3" office:value-type="float" office:value="0.000000000000633715302456039" calcext:value-type="float">
            <text:p>6.33715302456039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379226" calcext:value-type="float">
            <text:p>1.1740305138</text:p>
          </table:table-cell>
          <table:table-cell/>
          <table:table-cell table:style-name="ce4" table:formula="of:=[.F25]" office:value-type="float" office:value="1.1740305137934" calcext:value-type="float">
            <text:p>1.1740305138</text:p>
          </table:table-cell>
          <table:table-cell/>
          <table:table-cell table:formula="of:=[.M37]/[.O37]" office:value-type="float" office:value="0.999999999999029" calcext:value-type="float">
            <text:p>1</text:p>
          </table:table-cell>
          <table:table-cell table:formula="of:=[.M37]-[.O37]" office:value-type="float" office:value="-0.00000000000113997700168511" calcext:value-type="float">
            <text:p>-1.14E-012</text:p>
          </table:table-cell>
          <table:table-cell/>
          <table:table-cell table:style-name="ce3" table:formula="of:=SQRT([.D36]*[.D36]+[.D37]*[.D37]+[.D38]*[.D38])" office:value-type="float" office:value="2.3480610275858" calcext:value-type="float">
            <text:p>2.3480610276</text:p>
          </table:table-cell>
          <table:table-cell/>
          <table:table-cell table:style-name="ce3" table:formula="of:=SQRT([.F36]*[.F36]+[.F37]*[.F37]+[.F38]*[.F38])" office:value-type="float" office:value="2.34806102758452" calcext:value-type="float">
            <text:p>2.3480610276</text:p>
          </table:table-cell>
          <table:table-cell/>
          <table:table-cell table:formula="of:=[.T37]/[.V37]" office:value-type="float" office:value="1.00000000000054" calcext:value-type="float">
            <text:p>1</text:p>
          </table:table-cell>
          <table:table-cell table:formula="of:=[.T37]-[.V37]" office:value-type="float" office:value="0.00000000000127675647831893" calcext:value-type="float">
            <text:p>1.27675647831893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487" calcext:value-type="float">
            <text:p>1.6603298752</text:p>
          </table:table-cell>
          <table:table-cell/>
          <table:table-cell table:style-name="ce3" office:value-type="float" office:value="1.00000000000054" calcext:value-type="float">
            <text:p>1</text:p>
          </table:table-cell>
          <table:table-cell table:style-name="ce3" office:value-type="float" office:value="0.000000000000894617713242951" calcext:value-type="float">
            <text:p>8.9461771324295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524487" calcext:value-type="float">
            <text:p>1.6603298752</text:p>
          </table:table-cell>
          <table:table-cell/>
          <table:table-cell table:style-name="ce4" table:formula="of:=[.F26]" office:value-type="float" office:value="1.66032987524647" calcext:value-type="float">
            <text:p>1.6603298752</text:p>
          </table:table-cell>
          <table:table-cell/>
          <table:table-cell table:formula="of:=[.M38]/[.O38]" office:value-type="float" office:value="0.999999999999036" calcext:value-type="float">
            <text:p>1</text:p>
          </table:table-cell>
          <table:table-cell table:formula="of:=[.M38]-[.O38]" office:value-type="float" office:value="-0.00000000000160005342308978" calcext:value-type="float">
            <text:p>-1.60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8" calcext:value-type="float">
            <text:p>148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13686837721616" calcext:value-type="float">
            <text:p>-1.1368683772161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31685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13686837721616" calcext:value-type="float">
            <text:p>-1.1368683772161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31685" calcext:value-type="float">
            <text:p>-1.74E+003</text:p>
          </table:table-cell>
          <table:table-cell/>
          <table:table-cell table:style-name="ce3" table:formula="of:=SQRT([.D45]*[.D45]+[.D46]*[.D46]+[.D47]*[.D47])" office:value-type="float" office:value="3472.0976706337" calcext:value-type="float">
            <text:p>3472.0976706337</text:p>
          </table:table-cell>
          <table:table-cell/>
          <table:table-cell table:style-name="ce3" table:formula="of:=SQRT([.F45]*[.F45]+[.F46]*[.F46]+[.F47]*[.F47])" office:value-type="float" office:value="3472.0976706337" calcext:value-type="float">
            <text:p>3472.0976706337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8471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5431223447522E-015" calcext:value-type="float">
            <text:p>1.55431223447522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137929" calcext:value-type="float">
            <text:p>1.174030513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137929" calcext:value-type="float">
            <text:p>-1.17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5431223447522E-015" calcext:value-type="float">
            <text:p>1.55431223447522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137929" calcext:value-type="float">
            <text:p>1.17403051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137929" calcext:value-type="float">
            <text:p>-1.17E+000</text:p>
          </table:table-cell>
          <table:table-cell/>
          <table:table-cell table:style-name="ce3" table:formula="of:=SQRT([.D48]*[.D48]+[.D49]*[.D49]+[.D50]*[.D50])" office:value-type="float" office:value="2.3480610275858" calcext:value-type="float">
            <text:p>2.3480610276</text:p>
          </table:table-cell>
          <table:table-cell/>
          <table:table-cell table:style-name="ce3" table:formula="of:=SQRT([.F48]*[.F48]+[.F49]*[.F49]+[.F50]*[.F50])" office:value-type="float" office:value="2.3480610275858" calcext:value-type="float">
            <text:p>2.3480610276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88657986402541E-015" calcext:value-type="float">
            <text:p>2.886579864025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7524577" calcext:value-type="float">
            <text:p>1.660329875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7524577" calcext:value-type="float">
            <text:p>-1.66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98951966012828" calcext:value-type="float">
            <text:p>-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33]" office:value-type="float" office:value="1736.04883531689" calcext:value-type="float">
            <text:p>1736.0488353169</text:p>
          </table:table-cell>
          <table:table-cell/>
          <table:table-cell table:formula="of:=[.M57]/[.O57]" office:value-type="float" office:value="0.999999999999977" calcext:value-type="float">
            <text:p>1</text:p>
          </table:table-cell>
          <table:table-cell table:formula="of:=[.M57]-[.O57]" office:value-type="float" office:value="-0.0000000000400177668780088" calcext:value-type="float">
            <text:p>-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34]" office:value-type="float" office:value="1736.04883531689" calcext:value-type="float">
            <text:p>1736.0488353169</text:p>
          </table:table-cell>
          <table:table-cell/>
          <table:table-cell table:formula="of:=[.M58]/[.O58]" office:value-type="float" office:value="0.999999999999977" calcext:value-type="float">
            <text:p>1</text:p>
          </table:table-cell>
          <table:table-cell table:formula="of:=[.M58]-[.O58]" office:value-type="float" office:value="-0.0000000000400177668780088" calcext:value-type="float">
            <text:p>-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35]" office:value-type="float" office:value="2455.14380784716" calcext:value-type="float">
            <text:p>2455.1438078472</text:p>
          </table:table-cell>
          <table:table-cell/>
          <table:table-cell table:formula="of:=[.M59]/[.O59]" office:value-type="float" office:value="0.999999999999976" calcext:value-type="float">
            <text:p>1</text:p>
          </table:table-cell>
          <table:table-cell table:formula="of:=[.M59]-[.O59]" office:value-type="float" office:value="-0.0000000000600266503170133" calcext:value-type="float">
            <text:p>-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9" calcext:value-type="float">
            <text:p>1.1740305138</text:p>
          </table:table-cell>
          <table:table-cell/>
          <table:table-cell table:style-name="ce4" table:formula="of:=[.F36]" office:value-type="float" office:value="1.17403051379226" calcext:value-type="float">
            <text:p>1.1740305138</text:p>
          </table:table-cell>
          <table:table-cell/>
          <table:table-cell table:formula="of:=[.M60]/[.O60]" office:value-type="float" office:value="1.00000000000055" calcext:value-type="float">
            <text:p>1</text:p>
          </table:table-cell>
          <table:table-cell table:formula="of:=[.M60]-[.O60]" office:value-type="float" office:value="0.00000000000063993255139394" calcext:value-type="float">
            <text:p>6.4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9" calcext:value-type="float">
            <text:p>1.1740305138</text:p>
          </table:table-cell>
          <table:table-cell/>
          <table:table-cell table:style-name="ce4" table:formula="of:=[.F37]" office:value-type="float" office:value="1.17403051379226" calcext:value-type="float">
            <text:p>1.1740305138</text:p>
          </table:table-cell>
          <table:table-cell/>
          <table:table-cell table:formula="of:=[.M61]/[.O61]" office:value-type="float" office:value="1.00000000000055" calcext:value-type="float">
            <text:p>1</text:p>
          </table:table-cell>
          <table:table-cell table:formula="of:=[.M61]-[.O61]" office:value-type="float" office:value="0.00000000000063993255139394" calcext:value-type="float">
            <text:p>6.4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7" calcext:value-type="float">
            <text:p>1.6603298752</text:p>
          </table:table-cell>
          <table:table-cell/>
          <table:table-cell table:style-name="ce4" table:formula="of:=[.F38]" office:value-type="float" office:value="1.66032987524487" calcext:value-type="float">
            <text:p>1.6603298752</text:p>
          </table:table-cell>
          <table:table-cell/>
          <table:table-cell table:formula="of:=[.M62]/[.O62]" office:value-type="float" office:value="1.00000000000054" calcext:value-type="float">
            <text:p>1</text:p>
          </table:table-cell>
          <table:table-cell table:formula="of:=[.M62]-[.O62]" office:value-type="float" office:value="0.000000000000900168828366077" calcext:value-type="float">
            <text:p>9.0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31685" calcext:value-type="float">
            <text:p>1736.0488353169</text:p>
          </table:table-cell>
          <table:table-cell/>
          <table:table-cell table:style-name="ce4" table:formula="of:=[.F21]" office:value-type="float" office:value="1736.04883531681" calcext:value-type="float">
            <text:p>1736.0488353168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400177668780088" calcext:value-type="float">
            <text:p>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31685" calcext:value-type="float">
            <text:p>1736.0488353169</text:p>
          </table:table-cell>
          <table:table-cell/>
          <table:table-cell table:style-name="ce4" table:formula="of:=[.F22]" office:value-type="float" office:value="1736.04883531681" calcext:value-type="float">
            <text:p>1736.0488353168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400177668780088" calcext:value-type="float">
            <text:p>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8471" calcext:value-type="float">
            <text:p>2455.1438078471</text:p>
          </table:table-cell>
          <table:table-cell/>
          <table:table-cell table:style-name="ce4" table:formula="of:=[.F23]" office:value-type="float" office:value="2455.14380784706" calcext:value-type="float">
            <text:p>2455.1438078471</text:p>
          </table:table-cell>
          <table:table-cell/>
          <table:table-cell table:formula="of:=[.M71]/[.O71]" office:value-type="float" office:value="1.00000000000002" calcext:value-type="float">
            <text:p>1</text:p>
          </table:table-cell>
          <table:table-cell table:formula="of:=[.M71]-[.O71]" office:value-type="float" office:value="0.0000000000400177668780088" calcext:value-type="float">
            <text:p>4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137929" calcext:value-type="float">
            <text:p>1.1740305138</text:p>
          </table:table-cell>
          <table:table-cell/>
          <table:table-cell table:style-name="ce4" table:formula="of:=[.F24]" office:value-type="float" office:value="1.1740305137934" calcext:value-type="float">
            <text:p>1.1740305138</text:p>
          </table:table-cell>
          <table:table-cell/>
          <table:table-cell table:formula="of:=[.M72]/[.O72]" office:value-type="float" office:value="0.999999999999574" calcext:value-type="float">
            <text:p>1</text:p>
          </table:table-cell>
          <table:table-cell table:formula="of:=[.M72]-[.O72]" office:value-type="float" office:value="-0.000000000000500044450291171" calcext:value-type="float">
            <text:p>-5.0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137929" calcext:value-type="float">
            <text:p>1.1740305138</text:p>
          </table:table-cell>
          <table:table-cell/>
          <table:table-cell table:style-name="ce4" table:formula="of:=[.F25]" office:value-type="float" office:value="1.1740305137934" calcext:value-type="float">
            <text:p>1.1740305138</text:p>
          </table:table-cell>
          <table:table-cell/>
          <table:table-cell table:formula="of:=[.M73]/[.O73]" office:value-type="float" office:value="0.999999999999574" calcext:value-type="float">
            <text:p>1</text:p>
          </table:table-cell>
          <table:table-cell table:formula="of:=[.M73]-[.O73]" office:value-type="float" office:value="-0.000000000000500044450291171" calcext:value-type="float">
            <text:p>-5.0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7524577" calcext:value-type="float">
            <text:p>1.6603298752</text:p>
          </table:table-cell>
          <table:table-cell/>
          <table:table-cell table:style-name="ce4" table:formula="of:=[.F26]" office:value-type="float" office:value="1.66032987524647" calcext:value-type="float">
            <text:p>1.6603298752</text:p>
          </table:table-cell>
          <table:table-cell/>
          <table:table-cell table:formula="of:=[.M74]/[.O74]" office:value-type="float" office:value="0.999999999999579" calcext:value-type="float">
            <text:p>1</text:p>
          </table:table-cell>
          <table:table-cell table:formula="of:=[.M74]-[.O74]" office:value-type="float" office:value="-0.000000000000699884594723699" calcext:value-type="float">
            <text:p>-7.0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31684" calcext:value-type="float">
            <text:p>1736.048835316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353168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31684" calcext:value-type="float">
            <text:p>1736.048835316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353168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8471" calcext:value-type="float">
            <text:p>2455.143807847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078471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379294" calcext:value-type="float">
            <text:p>1.174030513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5137929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379294" calcext:value-type="float">
            <text:p>1.174030513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5137929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7524582" calcext:value-type="float">
            <text:p>1.660329875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87524582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1686" calcext:value-type="float">
            <text:p>1736.048835316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3168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1686" calcext:value-type="float">
            <text:p>1736.048835316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3168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318323145620525" calcext:value-type="float">
            <text:p>3.1832314562052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84711" calcext:value-type="float">
            <text:p>2455.143807847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8471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94" calcext:value-type="float">
            <text:p>1.1740305138</text:p>
          </table:table-cell>
          <table:table-cell/>
          <table:table-cell table:style-name="ce3" office:value-type="float" office:value="0.999999999999967" calcext:value-type="float">
            <text:p>1</text:p>
          </table:table-cell>
          <table:table-cell table:style-name="ce3" office:value-type="float" office:value="-0.0000000000000386357612569554" calcext:value-type="float">
            <text:p>-3.8635761256955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37928" calcext:value-type="float">
            <text:p>1.174030513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3792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94" calcext:value-type="float">
            <text:p>1.1740305138</text:p>
          </table:table-cell>
          <table:table-cell/>
          <table:table-cell table:style-name="ce3" office:value-type="float" office:value="0.999999999999966" calcext:value-type="float">
            <text:p>1</text:p>
          </table:table-cell>
          <table:table-cell table:style-name="ce3" office:value-type="float" office:value="-0.0000000000000399680288865056" calcext:value-type="float">
            <text:p>-3.99680288865056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37928" calcext:value-type="float">
            <text:p>1.174030513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3792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582" calcext:value-type="float">
            <text:p>1.6603298752</text:p>
          </table:table-cell>
          <table:table-cell/>
          <table:table-cell table:style-name="ce3" office:value-type="float" office:value="0.999999999999967" calcext:value-type="float">
            <text:p>1</text:p>
          </table:table-cell>
          <table:table-cell table:style-name="ce3" office:value-type="float" office:value="-0.0000000000000544009282066327" calcext:value-type="float">
            <text:p>-5.44009282066327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524564" calcext:value-type="float">
            <text:p>1.660329875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524564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6" calcext:value-type="float">
            <text:p>1736.0488353169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864019966684282" calcext:value-type="float">
            <text:p>-8.6401996668428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31686" calcext:value-type="float">
            <text:p>1736.0488353169</text:p>
          </table:table-cell>
          <table:table-cell/>
          <table:table-cell table:style-name="ce4" table:formula="of:=[.F21]" office:value-type="float" office:value="1736.04883531684" calcext:value-type="float">
            <text:p>1736.0488353168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31686" calcext:value-type="float">
            <text:p>1736.0488353169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864019966684282" calcext:value-type="float">
            <text:p>-8.6401996668428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31686" calcext:value-type="float">
            <text:p>1736.0488353169</text:p>
          </table:table-cell>
          <table:table-cell/>
          <table:table-cell table:style-name="ce4" table:formula="of:=[.F22]" office:value-type="float" office:value="1736.04883531684" calcext:value-type="float">
            <text:p>1736.0488353168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84711" calcext:value-type="float">
            <text:p>2455.1438078471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109139364212751" calcext:value-type="float">
            <text:p>-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84711" calcext:value-type="float">
            <text:p>2455.1438078471</text:p>
          </table:table-cell>
          <table:table-cell/>
          <table:table-cell table:style-name="ce4" table:formula="of:=[.F23]" office:value-type="float" office:value="2455.1438078471" calcext:value-type="float">
            <text:p>2455.143807847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.0000000000100044417195022" calcext:value-type="float">
            <text:p>1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8" calcext:value-type="float">
            <text:p>1.1740305138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0948130463029884" calcext:value-type="float">
            <text:p>9.4813046302988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37928" calcext:value-type="float">
            <text:p>1.1740305138</text:p>
          </table:table-cell>
          <table:table-cell/>
          <table:table-cell table:style-name="ce4" table:formula="of:=[.F24]" office:value-type="float" office:value="1.17403051379294" calcext:value-type="float">
            <text:p>1.1740305138</text:p>
          </table:table-cell>
          <table:table-cell/>
          <table:table-cell table:formula="of:=[.M36]/[.O36]" office:value-type="float" office:value="0.999999999999881" calcext:value-type="float">
            <text:p>1</text:p>
          </table:table-cell>
          <table:table-cell table:formula="of:=[.M36]-[.O36]" office:value-type="float" office:value="-0.00000000000013988810110277" calcext:value-type="float">
            <text:p>-1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37928" calcext:value-type="float">
            <text:p>1.1740305138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0937028232783632" calcext:value-type="float">
            <text:p>9.37028232783632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37928" calcext:value-type="float">
            <text:p>1.1740305138</text:p>
          </table:table-cell>
          <table:table-cell/>
          <table:table-cell table:style-name="ce4" table:formula="of:=[.F25]" office:value-type="float" office:value="1.17403051379294" calcext:value-type="float">
            <text:p>1.1740305138</text:p>
          </table:table-cell>
          <table:table-cell/>
          <table:table-cell table:formula="of:=[.M37]/[.O37]" office:value-type="float" office:value="0.999999999999881" calcext:value-type="float">
            <text:p>1</text:p>
          </table:table-cell>
          <table:table-cell table:formula="of:=[.M37]-[.O37]" office:value-type="float" office:value="-0.00000000000013988810110277" calcext:value-type="float">
            <text:p>-1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524564" calcext:value-type="float">
            <text:p>1.6603298752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132116539930394" calcext:value-type="float">
            <text:p>1.3211653993039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524564" calcext:value-type="float">
            <text:p>1.6603298752</text:p>
          </table:table-cell>
          <table:table-cell/>
          <table:table-cell table:style-name="ce4" table:formula="of:=[.F26]" office:value-type="float" office:value="1.66032987524582" calcext:value-type="float">
            <text:p>1.6603298752</text:p>
          </table:table-cell>
          <table:table-cell/>
          <table:table-cell table:formula="of:=[.M38]/[.O38]" office:value-type="float" office:value="0.999999999999891" calcext:value-type="float">
            <text:p>1</text:p>
          </table:table-cell>
          <table:table-cell table:formula="of:=[.M38]-[.O38]" office:value-type="float" office:value="-0.0000000000001800781745942" calcext:value-type="float">
            <text:p>-1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31686" calcext:value-type="float">
            <text:p>1736.0488353169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1736.04883531686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31686" calcext:value-type="float">
            <text:p>1736.0488353169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736.04883531686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84711" calcext:value-type="float">
            <text:p>2455.1438078471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2455.14380784711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37928" calcext:value-type="float">
            <text:p>1.1740305138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1740305137928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37928" calcext:value-type="float">
            <text:p>1.1740305138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1740305137928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524564" calcext:value-type="float">
            <text:p>1.6603298752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1.66032987524564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3531684" calcext:value-type="float">
            <text:p>1736.048835316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36.04883531684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3531684" calcext:value-type="float">
            <text:p>1736.048835316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36.04883531684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078471" calcext:value-type="float">
            <text:p>2455.143807847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55.1438078471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51379294" calcext:value-type="float">
            <text:p>1.1740305138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17403051379294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51379294" calcext:value-type="float">
            <text:p>1.1740305138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17403051379294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87524582" calcext:value-type="float">
            <text:p>1.6603298752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66032987524582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6T09:43:30.614879755</dc:date>
    <dc:creator>Stacha Petrovic</dc:creator>
    <meta:editing-duration>P32DT11H52M5S</meta:editing-duration>
    <meta:editing-cycles>884</meta:editing-cycles>
    <meta:document-statistic meta:table-count="8" meta:cell-count="3289" meta:object-count="0"/>
    <meta:user-defined meta:name="qrichtext">1</meta:user-defined>
  </office:meta>
</office:document-meta>
</file>